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table:align="margins"/>
    </style:style>
    <style:style style:name="表1.A" style:family="table-column">
      <style:table-column-properties style:rel-column-width="4678*"/>
    </style:style>
    <style:style style:name="表1.B" style:family="table-column">
      <style:table-column-properties style:rel-column-width="6119*"/>
    </style:style>
    <style:style style:name="表1.C" style:family="table-column">
      <style:table-column-properties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table:align="margins"/>
    </style:style>
    <style:style style:name="表2.A" style:family="table-column">
      <style:table-column-properties style:rel-column-width="4678*"/>
    </style:style>
    <style:style style:name="表2.B" style:family="table-column">
      <style:table-column-properties style:rel-column-width="6119*"/>
    </style:style>
    <style:style style:name="表2.C" style:family="table-column">
      <style:table-column-properties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/>
    </style:style>
    <style:style style:name="表3.A" style:family="table-column">
      <style:table-column-properties style:rel-column-width="4678*"/>
    </style:style>
    <style:style style:name="表3.B" style:family="table-column">
      <style:table-column-properties style:rel-column-width="6119*"/>
    </style:style>
    <style:style style:name="表3.C" style:family="table-column">
      <style:table-column-properties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table:align="margins"/>
    </style:style>
    <style:style style:name="表5.A" style:family="table-column">
      <style:table-column-properties style:rel-column-width="4678*"/>
    </style:style>
    <style:style style:name="表5.B" style:family="table-column">
      <style:table-column-properties style:rel-column-width="6119*"/>
    </style:style>
    <style:style style:name="表5.C" style:family="table-column">
      <style:table-column-properties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table:align="margins"/>
    </style:style>
    <style:style style:name="表6.A" style:family="table-column">
      <style:table-column-properties style:rel-column-width="4678*"/>
    </style:style>
    <style:style style:name="表6.B" style:family="table-column">
      <style:table-column-properties style:rel-column-width="6119*"/>
    </style:style>
    <style:style style:name="表6.C" style:family="table-column">
      <style:table-column-properties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table:align="margins"/>
    </style:style>
    <style:style style:name="表7.A" style:family="table-column">
      <style:table-column-properties style:rel-column-width="4678*"/>
    </style:style>
    <style:style style:name="表7.B" style:family="table-column">
      <style:table-column-properties style:rel-column-width="6119*"/>
    </style:style>
    <style:style style:name="表7.C" style:family="table-column">
      <style:table-column-properties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table:align="margins"/>
    </style:style>
    <style:style style:name="表8.A" style:family="table-column">
      <style:table-column-properties style:rel-column-width="4678*"/>
    </style:style>
    <style:style style:name="表8.B" style:family="table-column">
      <style:table-column-properties style:rel-column-width="6119*"/>
    </style:style>
    <style:style style:name="表8.C" style:family="table-column">
      <style:table-column-properties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table:align="margins"/>
    </style:style>
    <style:style style:name="表9.A" style:family="table-column">
      <style:table-column-properties style:rel-column-width="4678*"/>
    </style:style>
    <style:style style:name="表9.B" style:family="table-column">
      <style:table-column-properties style:rel-column-width="6119*"/>
    </style:style>
    <style:style style:name="表9.C" style:family="table-column">
      <style:table-column-properties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table:align="margins"/>
    </style:style>
    <style:style style:name="表10.A" style:family="table-column">
      <style:table-column-properties style:rel-column-width="4678*"/>
    </style:style>
    <style:style style:name="表10.B" style:family="table-column">
      <style:table-column-properties style:rel-column-width="6119*"/>
    </style:style>
    <style:style style:name="表10.C" style:family="table-column">
      <style:table-column-properties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table:align="margins"/>
    </style:style>
    <style:style style:name="表11.A" style:family="table-column">
      <style:table-column-properties style:rel-column-width="4678*"/>
    </style:style>
    <style:style style:name="表11.B" style:family="table-column">
      <style:table-column-properties style:rel-column-width="6119*"/>
    </style:style>
    <style:style style:name="表11.C" style:family="table-column">
      <style:table-column-properties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table:align="margins"/>
    </style:style>
    <style:style style:name="表12.A" style:family="table-column">
      <style:table-column-properties style:rel-column-width="4678*"/>
    </style:style>
    <style:style style:name="表12.B" style:family="table-column">
      <style:table-column-properties style:rel-column-width="6119*"/>
    </style:style>
    <style:style style:name="表12.C" style:family="table-column">
      <style:table-column-properties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table:align="margins"/>
    </style:style>
    <style:style style:name="表14.A" style:family="table-column">
      <style:table-column-properties style:rel-column-width="4678*"/>
    </style:style>
    <style:style style:name="表14.B" style:family="table-column">
      <style:table-column-properties style:rel-column-width="6119*"/>
    </style:style>
    <style:style style:name="表14.C" style:family="table-column">
      <style:table-column-properties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table:align="margins"/>
    </style:style>
    <style:style style:name="表15.A" style:family="table-column">
      <style:table-column-properties style:rel-column-width="4678*"/>
    </style:style>
    <style:style style:name="表15.B" style:family="table-column">
      <style:table-column-properties style:rel-column-width="6119*"/>
    </style:style>
    <style:style style:name="表15.C" style:family="table-column">
      <style:table-column-properties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table:align="margins"/>
    </style:style>
    <style:style style:name="表16.A" style:family="table-column">
      <style:table-column-properties style:rel-column-width="4678*"/>
    </style:style>
    <style:style style:name="表16.B" style:family="table-column">
      <style:table-column-properties style:rel-column-width="6119*"/>
    </style:style>
    <style:style style:name="表16.C" style:family="table-column">
      <style:table-column-properties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table:align="margins"/>
    </style:style>
    <style:style style:name="表18.A" style:family="table-column">
      <style:table-column-properties style:rel-column-width="4678*"/>
    </style:style>
    <style:style style:name="表18.B" style:family="table-column">
      <style:table-column-properties style:rel-column-width="6119*"/>
    </style:style>
    <style:style style:name="表18.C" style:family="table-column">
      <style:table-column-properties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table:align="margins"/>
    </style:style>
    <style:style style:name="表19.A" style:family="table-column">
      <style:table-column-properties style:rel-column-width="4678*"/>
    </style:style>
    <style:style style:name="表19.B" style:family="table-column">
      <style:table-column-properties style:rel-column-width="6119*"/>
    </style:style>
    <style:style style:name="表19.C" style:family="table-column">
      <style:table-column-properties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table:align="margins"/>
    </style:style>
    <style:style style:name="表20.A" style:family="table-column">
      <style:table-column-properties style:rel-column-width="4678*"/>
    </style:style>
    <style:style style:name="表20.B" style:family="table-column">
      <style:table-column-properties style:rel-column-width="6119*"/>
    </style:style>
    <style:style style:name="表20.C" style:family="table-column">
      <style:table-column-properties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table:align="margins"/>
    </style:style>
    <style:style style:name="表21.A" style:family="table-column">
      <style:table-column-properties style:rel-column-width="4678*"/>
    </style:style>
    <style:style style:name="表21.B" style:family="table-column">
      <style:table-column-properties style:rel-column-width="6119*"/>
    </style:style>
    <style:style style:name="表21.C" style:family="table-column">
      <style:table-column-properties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table:align="margins"/>
    </style:style>
    <style:style style:name="表23.A" style:family="table-column">
      <style:table-column-properties style:rel-column-width="4678*"/>
    </style:style>
    <style:style style:name="表23.B" style:family="table-column">
      <style:table-column-properties style:rel-column-width="6119*"/>
    </style:style>
    <style:style style:name="表23.C" style:family="table-column">
      <style:table-column-properties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table:align="margins"/>
    </style:style>
    <style:style style:name="表24.A" style:family="table-column">
      <style:table-column-properties style:rel-column-width="4678*"/>
    </style:style>
    <style:style style:name="表24.B" style:family="table-column">
      <style:table-column-properties style:rel-column-width="6119*"/>
    </style:style>
    <style:style style:name="表24.C" style:family="table-column">
      <style:table-column-properties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table:align="margins"/>
    </style:style>
    <style:style style:name="表25.A" style:family="table-column">
      <style:table-column-properties style:rel-column-width="4678*"/>
    </style:style>
    <style:style style:name="表25.B" style:family="table-column">
      <style:table-column-properties style:rel-column-width="6119*"/>
    </style:style>
    <style:style style:name="表25.C" style:family="table-column">
      <style:table-column-properties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 style:list-style-name="L402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40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5" style:family="paragraph" style:parent-style-name="Table_20_Contents">
      <style:text-properties style:font-name="ＭＳ Ｐゴシック" style:font-name-asian="ＭＳ Ｐゴシック"/>
    </style:style>
    <style:style style:name="P2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17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18">
      <style:text-properties style:font-name="ＭＳ Ｐゴシック" style:font-name-asian="ＭＳ Ｐゴシック" style:language-asian="ja" style:country-asian="JP"/>
    </style:style>
    <style:style style:name="P443" style:family="paragraph" style:parent-style-name="Standard" style:list-style-name="L402">
      <style:text-properties style:font-name="Arial" fo:font-size="13pt" style:font-name-asian="Arimo" style:font-size-asian="13pt" style:font-size-complex="13pt"/>
    </style:style>
    <style:style style:name="P4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6018939801031924305" text:style-name="L1">
              <text:list-item>
                <text:p text:style-name="P27">大邦興業。２人。どちらも日本人。</text:p>
              </text:list-item>
              <text:list-item>
                <text:p text:style-name="P2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7">もう一人は、メガネあり。色付き。上着は、紫色っぽかったか。赤紫。優しそうな人だ。</text:p>
              </text:list-item>
              <text:list-item>
                <text:p text:style-name="P27">どちらも、６０前後か。背は１７０前後。ホースの人の方が、やや高いか。</text:p>
              </text:list-item>
              <text:list-item>
                <text:p text:style-name="P2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8752885221071405668" text:style-name="L2">
              <text:list-item>
                <text:p text:style-name="P28">加崎建設。バイブ２人。</text:p>
              </text:list-item>
              <text:list-item>
                <text:p text:style-name="P2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5450613677772526908" text:style-name="L3">
              <text:list-item>
                <text:p text:style-name="P29">石井電工。前回と同じ人。がたい、良し。あごひげあり。</text:p>
              </text:list-item>
              <text:list-item>
                <text:p text:style-name="P2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8065684088086390483" text:style-name="L4">
              <text:list-item>
                <text:p text:style-name="P30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1254871399041811337" text:style-name="L5">
              <text:list-item>
                <text:p text:style-name="P31">３人。若い人、２人。５０前後か、親方さんらしき人、１人。</text:p>
              </text:list-item>
              <text:list-item>
                <text:p text:style-name="P3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2400107868000214872" text:style-name="L6">
              <text:list-item>
                <text:p text:style-name="P32">小木建設工業。一人。若い人。確か、前回と同じ。</text:p>
              </text:list-item>
              <text:list-item>
                <text:p text:style-name="P3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8682309201622701372" text:style-name="L7">
              <text:list-item>
                <text:p text:style-name="P33">前回と同じ。４０ぐらいの人。そして、３０前か、若い人。</text:p>
              </text:list-item>
              <text:list-item>
                <text:p text:style-name="P3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1461576718156502904" text:style-name="L8">
              <text:list-item>
                <text:p text:style-name="P34">鈴木さん。寝坊したとのことで、朝の連絡時、朝礼の挨拶を依頼される。</text:p>
              </text:list-item>
              <text:list-item>
                <text:p text:style-name="P34">「元請の新年会がある」とのことで、２時過ぎには現場を出るとのこと。</text:p>
              </text:list-item>
              <text:list-item>
                <text:p text:style-name="P3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4526731933003840803" text:style-name="L9">
              <text:list-item>
                <text:p text:style-name="P3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5071463624763926104" text:style-name="L10">
              <text:list-item>
                <text:p text:style-name="P36">階段から。柱を何本か入れて、隅のエレベーター区画。</text:p>
              </text:list-item>
              <text:list-item>
                <text:p text:style-name="P36">続けて、柱、壁。部屋と部屋の間の壁、「内壁」と呼ぶのか、は、スラブ下いっぱいまで入れる。</text:p>
              </text:list-item>
              <text:list-item>
                <text:p text:style-name="P3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2243027693364445073" text:style-name="L11">
              <text:list-item>
                <text:p text:style-name="P37">とげ抜き地蔵、再び訪れる。線香を買う。１束１００円、税込。</text:p>
              </text:list-item>
              <text:list-item>
                <text:p text:style-name="P3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1398805319867895189" text:style-name="L12">
              <text:list-item>
                <text:p text:style-name="P3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8">白い建物。壁の表面は、化粧板なのか、凸凹を入れてある。</text:p>
                  </text:list-item>
                  <text:list-item>
                    <text:p text:style-name="P38">表札有り。「滝野川　栗原」、だったか。「河原」だったかも知れない。</text:p>
                  </text:list-item>
                  <text:list-item>
                    <text:p text:style-name="P3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6617203895383593347" text:style-name="L13">
              <text:list-item>
                <text:p text:style-name="P3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8082243134567364596" text:style-name="L14">
              <text:list-item>
                <text:p text:style-name="P4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3780436589299563687" text:style-name="L15">
              <text:list-item>
                <text:p text:style-name="P41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41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6843816665393096185" text:style-name="L16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3617408551055522879" text:style-name="L17">
              <text:list-item>
                <text:p text:style-name="P43">年配の人。白髪あり。コン打ちをよく分かっているように見受けた。</text:p>
              </text:list-item>
              <text:list-item>
                <text:p text:style-name="P43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8641693992837099148" text:style-name="L18">
              <text:list-item>
                <text:p text:style-name="P44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7181257019059185375" text:style-name="L19">
              <text:list-item>
                <text:p text:style-name="P45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1192742143762472670" text:style-name="L20">
              <text:list-item>
                <text:p text:style-name="P46">２名。一人は、鼻の付け根（目尻の傍の）が、凹んでいる。</text:p>
              </text:list-item>
              <text:list-item>
                <text:p text:style-name="P46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4582623406742762642" text:style-name="L21">
              <text:list-item>
                <text:p text:style-name="P47">メガネあり。前歯、上の、が出っ張っている。笑みをいつも作っている。</text:p>
              </text:list-item>
              <text:list-item>
                <text:p text:style-name="P47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1313366946991424128" text:style-name="L22">
              <text:list-item>
                <text:p text:style-name="P48">佐藤工業、古川さん。夕方５時５０分ぐらいか、電話する。</text:p>
              </text:list-item>
              <text:list-item>
                <text:p text:style-name="P48">当日の打設場所。スラブには、スリーブはない。壁のみ。（ｆ１）</text:p>
              </text:list-item>
              <text:list-item>
                <text:p text:style-name="P48">そのため、壁・柱を打ち終われば、本来、設備側としての相番の作業は、完了。（ｆ２）</text:p>
              </text:list-item>
              <text:list-item>
                <text:p text:style-name="P48">ｆ２に根拠を置くと、本来、相番作業は、その日について言えば、残業は発生しない。（ｃ１）</text:p>
              </text:list-item>
              <text:list-item>
                <text:p text:style-name="P48">ｃ１によれば、残業代を支払う義務は、発注側には、発生しない。（ｃ２）</text:p>
              </text:list-item>
              <text:list-item>
                <text:p text:style-name="P48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6184883155306108080" text:style-name="L23">
              <text:list-item>
                <text:p text:style-name="P4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2288972352026726760" text:style-name="L24">
              <text:list-item>
                <text:p text:style-name="P50">柱、壁　=&gt;　パラペット。３区画に分かれている。奥の２区画を先に、この順序で。</text:p>
              </text:list-item>
              <text:list-item>
                <text:p text:style-name="P50">階段・EVは、ない</text:p>
              </text:list-item>
            </text:list>
          </table:table-cell>
        </table:table-row>
        <text:soft-page-break/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8503594814540340636" text:style-name="L25">
              <text:list-item>
                <text:p text:style-name="P51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3717424987902477563" text:style-name="L26">
              <text:list-item>
                <text:p text:style-name="P5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2449595561020080893" text:style-name="L27">
              <text:list-item>
                <text:p text:style-name="P53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1555393160733718620" text:style-name="L28">
              <text:list-item>
                <text:p text:style-name="P54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3272480129908819100" text:style-name="L29">
              <text:list-item>
                <text:p text:style-name="P55">「FUJITA」。２人。１人は、ベトナムか。</text:p>
              </text:list-item>
              <text:list-item>
                <text:p text:style-name="P55">ベトナム人らしき人。若く見える。顔の輪郭は、細長。</text:p>
                <text:list>
                  <text:list-item>
                    <text:p text:style-name="P55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5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8931792298706888055" text:style-name="L30">
              <text:list-item>
                <text:p text:style-name="P56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6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相番の人</text:p>
          </table:table-cell>
          <table:table-cell table:style-name="表2.C2" office:value-type="string">
            <text:list xml:id="list7841991975711308096" text:style-name="L31">
              <text:list-item>
                <text:p text:style-name="P57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7">相番は、気が楽。ボイド設置よりも。それで、相番に結構入っている、ここのところ。</text:p>
              </text:list-item>
              <text:list-item>
                <text:p text:style-name="P57">ボイド付けの仕事には、ベビーサンダーも持参している。現場にないことがあるから。</text:p>
              </text:list-item>
              <text:list-item>
                <text:p text:style-name="P57">フォーク、ユンボ、有機溶剤、他の資格を持っている。</text:p>
              </text:list-item>
            </text:list>
          </table:table-cell>
        </table:table-row>
        <text:soft-page-break/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4352078594248182108" text:style-name="L32">
              <text:list-item>
                <text:p text:style-name="P58">年配の人。結婚指輪を嵌めている。猫背。体格は、上半身ががっちりしている。</text:p>
              </text:list-item>
              <text:list-item>
                <text:p text:style-name="P58">朝、ゲートを開けていた。近寄ると、「どちらさん？」と詰問してくる。</text:p>
              </text:list-item>
              <text:list-item>
                <text:p text:style-name="P58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7058194576017068608" text:style-name="L33">
              <text:list-item>
                <text:p text:style-name="P59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2067739122133346455" text:style-name="L34">
              <text:list-item>
                <text:p text:style-name="P6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5446674295244551710" text:style-name="L35">
              <text:list-item>
                <text:p text:style-name="P61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2817047786316830621" text:style-name="L36">
              <text:list-item>
                <text:p text:style-name="P62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8814102335683933337" text:style-name="L37">
              <text:list-item>
                <text:p text:style-name="P63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5582117607651414398" text:style-name="L38">
              <text:list-item>
                <text:p text:style-name="P64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3761461050559395737" text:style-name="L39">
              <text:list-item>
                <text:p text:style-name="P65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6775613979116584255" text:style-name="L40">
              <text:list-item>
                <text:p text:style-name="P66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553205796870242395" text:style-name="L41">
              <text:list-item>
                <text:p text:style-name="P67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436584292725037122" text:style-name="L42">
              <text:list-item>
                <text:p text:style-name="P68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1386469643587581659" text:style-name="L43">
              <text:list-item>
                <text:p text:style-name="P69">「貢石」（こうせき）。２人。１人はベトナム人。</text:p>
              </text:list-item>
              <text:list-item>
                <text:p text:style-name="P69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1383505671155790162" text:style-name="L44">
              <text:list-item>
                <text:p text:style-name="P70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7660145676175332991" text:style-name="L45">
              <text:list-item>
                <text:p text:style-name="P71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8204134634551152360" text:style-name="L46">
              <text:list-item>
                <text:p text:style-name="P72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8232075674752643156" text:style-name="L47">
              <text:list-item>
                <text:p text:style-name="P73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5403405995195329232" text:style-name="L48">
              <text:list-item>
                <text:p text:style-name="P7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6594071543570135133" text:style-name="L49">
              <text:list-item>
                <text:p text:style-name="P75">前回と同じく、ガタイのいい男性の人。</text:p>
              </text:list-item>
              <text:list-item>
                <text:p text:style-name="P75">副所長の肩書きの人だったか、「村中」さんとかいう人、打設エリアに、</text:p>
              </text:list-item>
              <text:list-item>
                <text:p text:style-name="P75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2894773082248408936" text:style-name="L50">
              <text:list-item>
                <text:p text:style-name="P76">キャリアテックの人が来ている。名前は、思い出せない。年配の人。５０半ばか。目が細い。薄目。</text:p>
              </text:list-item>
              <text:list-item>
                <text:p text:style-name="P76">作業の終了が、予定よりも遅くなる。早ければ１２時すぎの予定。実際は４時近く。</text:p>
              </text:list-item>
              <text:list-item>
                <text:p text:style-name="P76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6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ext:soft-page-break/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3300944401044795227" text:style-name="L51">
              <text:list-item>
                <text:p text:style-name="P7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1535346582577321949" text:style-name="L52">
              <text:list-item>
                <text:p text:style-name="P78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4150176520058405810" text:style-name="L53">
              <text:list-item>
                <text:p text:style-name="P79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6332844214774678075" text:style-name="L54">
              <text:list-item>
                <text:p text:style-name="P8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4435333784411350131" text:style-name="L55">
              <text:list-item>
                <text:p text:style-name="P81">ポンプ屋さん。２人。２人は、定員ではないか。３人の時もある。貢石に限らず。</text:p>
                <text:list>
                  <text:list-item>
                    <text:p text:style-name="P81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81">２人は、人員の数として、少ないか。配管の調節の作業のとき、作業に手を貸してもいいかも知れない。</text:p>
                  </text:list-item>
                  <text:list-item>
                    <text:p text:style-name="P81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4920165724471135773" text:style-name="L56">
              <text:list-item>
                <text:p text:style-name="P82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1212784562677379799" text:style-name="L57">
              <text:list-item>
                <text:p text:style-name="P83">３人。親方さんは日本人。顔は、浅黒い。やや、どす黒い気味、あり。腹は出ている。１７２ぐらいか</text:p>
                <text:list>
                  <text:list-item>
                    <text:p text:style-name="P83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8546158266990694440" text:style-name="L58">
              <text:list-item>
                <text:p text:style-name="P84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4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5589110091539353053" text:style-name="L59">
              <text:list-item>
                <text:p text:style-name="P85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7002726713428633090" text:style-name="L60">
              <text:list-item>
                <text:p text:style-name="P86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4110875104263507055" text:style-name="L61">
              <text:list-item>
                <text:p text:style-name="P87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7118605309675664135" text:style-name="L62">
              <text:list-item>
                <text:p text:style-name="P88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1856479605537588187" text:style-name="L63">
              <text:list-item>
                <text:p text:style-name="P89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3973044739672894935" text:style-name="L64">
              <text:list-item>
                <text:p text:style-name="P90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7113387520553121622" text:style-name="L65">
              <text:list-item>
                <text:p text:style-name="P9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383518833162980087" text:style-name="L66">
              <text:list-item>
                <text:p text:style-name="P92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見聞</text:p>
          </table:table-cell>
          <table:table-cell table:style-name="表5.C2" office:value-type="string">
            <text:list xml:id="list2295495851362347455" text:style-name="L67">
              <text:list-item>
                <text:p text:style-name="P93"/>
              </text:list-item>
            </text:list>
          </table:table-cell>
        </table:table-row>
        <text:soft-page-break/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844550421451656520" text:style-name="L68">
              <text:list-item>
                <text:p text:style-name="P9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4097031651794406926" text:style-name="L69">
              <text:list-item>
                <text:p text:style-name="P95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2363403409250191294" text:style-name="L70">
              <text:list-item>
                <text:p text:style-name="P96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6512525014018735588" text:style-name="L71">
              <text:list-item>
                <text:p text:style-name="P97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6312990294708669364" text:style-name="L72">
              <text:list-item>
                <text:p text:style-name="P98">親方さん。１７５ぐらい。ガタイがでかい。</text:p>
              </text:list-item>
              <text:list-item>
                <text:p text:style-name="P98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8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8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人</text:p>
          </table:table-cell>
          <table:table-cell table:style-name="表6.C2" office:value-type="string">
            <text:list xml:id="list5650578375696562430" text:style-name="L73">
              <text:list-item>
                <text:p text:style-name="P99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9">相番終了後、詰所にて、他の職人さんとの会話。土工さんの、上記の、肌が浅黒い人について、なにか、異様なものを感じていた、といった内容の感想を漏らしていた。</text:p>
              </text:list-item>
            </text:list>
          </table:table-cell>
        </table:table-row>
        <text:soft-page-break/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872817125333524388" text:style-name="L74">
              <text:list-item>
                <text:p text:style-name="P100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3317078507395851572" text:style-name="L75">
              <text:list-item>
                <text:p text:style-name="P101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6627233957869303103" text:style-name="L76">
              <text:list-item>
                <text:p text:style-name="P102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8176695120440604248" text:style-name="L77">
              <text:list-item>
                <text:p text:style-name="P103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929272963963696287" text:style-name="L78">
              <text:list-item>
                <text:p text:style-name="P104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4055163446817521262" text:style-name="L79">
              <text:list-item>
                <text:p text:style-name="P105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3996227730164144685" text:style-name="L80">
              <text:list-item>
                <text:p text:style-name="P106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1659678945758217956" text:style-name="L81">
              <text:list-item>
                <text:p text:style-name="P107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6209834936592945363" text:style-name="L82">
              <text:list-item>
                <text:p text:style-name="P108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3103195072919914914" text:style-name="L83">
              <text:list-item>
                <text:p text:style-name="P109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6598476975838019450" text:style-name="L84">
              <text:list-item>
                <text:p text:style-name="P110">上記のとおり、扶桑のうりざねの人に、朝、経路を教えてもらった。</text:p>
                <text:list>
                  <text:list-item>
                    <text:p text:style-name="P110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10">テンガイさんか、５時になった頃、打設現場に来てくれる。残業は、ご自分がされる、とのこと。お礼を伝える。</text:p>
                <text:list>
                  <text:list-item>
                    <text:p text:style-name="P110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5611641854996719566" text:style-name="L85">
              <text:list-item>
                <text:p text:style-name="P111">「貢石」（こうせき）。３人。１人はベトナム人。</text:p>
              </text:list-item>
              <text:list-item>
                <text:p text:style-name="P111">日本人の人：２人。一人は、１７５ぐらい。痩せ身。顔の輪郭は、細長。</text:p>
              </text:list-item>
              <text:list-item>
                <text:p text:style-name="P111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1796994948195913452" text:style-name="L86">
              <text:list-item>
                <text:p text:style-name="P112">松原組の人たち。前回、バイブを担当していた一人。親方さんではなく。顔の肌が浅黒い人。</text:p>
                <text:list>
                  <text:list-item>
                    <text:p text:style-name="P112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2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655500433500624050" text:style-name="L87">
              <text:list-item>
                <text:p text:style-name="P113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4136745001560674473" text:style-name="L88">
              <text:list-item>
                <text:p text:style-name="P114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3777771052436403578" text:style-name="L89">
              <text:list-item>
                <text:p text:style-name="P115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4479099298053120134" text:style-name="L90">
              <text:list-item>
                <text:p text:style-name="P116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3585688344194531873" text:style-name="L91">
              <text:list-item>
                <text:p text:style-name="P117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3366131406412108936" text:style-name="L92">
              <text:list-item>
                <text:p text:style-name="P118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ンをいただく。</text:p>
              </text:list-item>
            </text:list>
          </table:table-cell>
        </table:table-row>
        <text:soft-page-break/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5992136341824664435" text:style-name="L93">
              <text:list-item>
                <text:p text:style-name="P11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4859981255057682448" text:style-name="L94">
              <text:list-item>
                <text:p text:style-name="P120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20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648331390992711413" text:style-name="L95">
              <text:list-item>
                <text:p text:style-name="P121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2974438656474453174" text:style-name="L96">
              <text:list-item>
                <text:p text:style-name="P12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9155867344891788585" text:style-name="L97">
              <text:list-item>
                <text:p text:style-name="P123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376060355300333326" text:style-name="L98">
              <text:list-item>
                <text:p text:style-name="P124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56061424222042958" text:style-name="L99">
              <text:list-item>
                <text:p text:style-name="P125">那須産業。２人。一人は、３０半ば、若く見える。１７５ぐらい。顔が、色白い。</text:p>
              </text:list-item>
              <text:list-item>
                <text:p text:style-name="P125">もう一人は、５０前後か。口ひげあり。ヒゲに、白髪あり。メガネあり。メガネに、色が入っていたか。ホースを担当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1222463738791159205" text:style-name="L100">
              <text:list-item>
                <text:p text:style-name="P126">今西建設。バイブの人、一人は、ベトナムの人。若い。後半、サングラスを着ける。</text:p>
              </text:list-item>
              <text:list-item>
                <text:p text:style-name="P126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1751110728652116189" text:style-name="L101">
              <text:list-item>
                <text:p text:style-name="P127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2635259335913739339" text:style-name="L102">
              <text:list-item>
                <text:p text:style-name="P128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5053632097386452031" text:style-name="L103">
              <text:list-item>
                <text:p text:style-name="P129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1969014200435772587" text:style-name="L104">
              <text:list-item>
                <text:p text:style-name="P130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8126809575515969171" text:style-name="L105">
              <text:list-item>
                <text:p text:style-name="P131">打設現場を担当した人。４０半ばか。メガネあり。１７０弱か。いくぶん、太め。</text:p>
              </text:list-item>
              <text:list-item>
                <text:p text:style-name="P131">所長さんか、朝礼時、打設の周知会を主宰。「いいコンクリを打ちましょう」</text:p>
              </text:list-item>
              <text:list-item>
                <text:p text:style-name="P131">３人目の人。６０半ばか。清水で働いていたとのこと。</text:p>
                <text:list>
                  <text:list-item>
                    <text:p text:style-name="P131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6032850087481905023" text:style-name="L106">
              <text:list-item>
                <text:p text:style-name="P132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8965783434239776053" text:style-name="L107">
              <text:list-item>
                <text:p text:style-name="P13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4233883675840422193" text:style-name="L108">
              <text:list-item>
                <text:p text:style-name="P134">３階、立ち上がり。</text:p>
              </text:list-item>
              <text:list-item>
                <text:p text:style-name="P134">まず、柱だったか。１本か２本。</text:p>
              </text:list-item>
              <text:list-item>
                <text:p text:style-name="P134">次に、階段。踊り場まで。それから、柱など、だったか。</text:p>
              </text:list-item>
              <text:list-item>
                <text:p text:style-name="P134">通りに面した側の手すり。最後。スラブを全て上げてから。コンクリのホースは、タワーから吊り下げる。</text:p>
              </text:list-item>
              <text:list-item>
                <text:p text:style-name="P134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出来事、見聞</text:p>
          </table:table-cell>
          <table:table-cell table:style-name="表8.C2" office:value-type="string">
            <text:list xml:id="list7643078293178265636" text:style-name="L109">
              <text:list-item>
                <text:p text:style-name="P135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1042851083031252476" text:style-name="L110">
              <text:list-item>
                <text:p text:style-name="P136"/>
              </text:list-item>
            </text:list>
          </table:table-cell>
        </table:table-row>
        <text:soft-page-break/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7478675106558626681" text:style-name="L111">
              <text:list-item>
                <text:p text:style-name="P137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3870388821059440321" text:style-name="L112">
              <text:list-item>
                <text:p text:style-name="P138">上記のとおり、朝、金子工業所の担当の人、新規の用紙を、用意してくれた。</text:p>
              </text:list-item>
              <text:list-item>
                <text:p text:style-name="P138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5141763074167898308" text:style-name="L113">
              <text:list-item>
                <text:p text:style-name="P139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2832979568176886893" text:style-name="L114">
              <text:list-item>
                <text:p text:style-name="P140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40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6996674299866856073" text:style-name="L115">
              <text:list-item>
                <text:p text:style-name="P141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6235932945828502676" text:style-name="L116">
              <text:list-item>
                <text:p text:style-name="P142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149263659391205091" text:style-name="L117">
              <text:list-item>
                <text:p text:style-name="P143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52334952226695569" text:style-name="L118">
              <text:list-item>
                <text:p text:style-name="P144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9033759682467889008" text:style-name="L119">
              <text:list-item>
                <text:p text:style-name="P145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7830798087324485254" text:style-name="L120">
              <text:list-item>
                <text:p text:style-name="P146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5659650209703028066" text:style-name="L121">
              <text:list-item>
                <text:p text:style-name="P147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3552713038985349396" text:style-name="L122">
              <text:list-item>
                <text:p text:style-name="P148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5704008684112240943" text:style-name="L123">
              <text:list-item>
                <text:p text:style-name="P149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7724452944075722806" text:style-name="L124">
              <text:list-item>
                <text:p text:style-name="P15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6084381033310605406" text:style-name="L125">
              <text:list-item>
                <text:p text:style-name="P151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3830168610371608959" text:style-name="L126">
              <text:list-item>
                <text:p text:style-name="P152">終了後、森さんに連絡。詰所に来てくれる。</text:p>
              </text:list-item>
              <text:list-item>
                <text:p text:style-name="P152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227394942210830927" text:style-name="L127">
              <text:list-item>
                <text:p text:style-name="P153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3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4282345630448611063" text:style-name="L128">
              <text:list-item>
                <text:p text:style-name="P154">９時過ぎか</text:p>
              </text:list-item>
              <text:list-item>
                <text:p text:style-name="P154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1962464628318937987" text:style-name="L129">
              <text:list-item>
                <text:p text:style-name="P155">西湘工業。３人。午後からだったか、４人。</text:p>
              </text:list-item>
              <text:list-item>
                <text:p text:style-name="P155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5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2841278537575588542" text:style-name="L130">
              <text:list-item>
                <text:p text:style-name="P156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7186491984607774500" text:style-name="L131">
              <text:list-item>
                <text:p text:style-name="P157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7160117557681842211" text:style-name="L132">
              <text:list-item>
                <text:p text:style-name="P158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7913767166008796029" text:style-name="L133">
              <text:list-item>
                <text:p text:style-name="P159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6587491862233867066" text:style-name="L134">
              <text:list-item>
                <text:p text:style-name="P16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ん</text:p>
          </table:table-cell>
          <table:table-cell table:style-name="表10.C2" office:value-type="string">
            <text:list xml:id="list8352382666602859957" text:style-name="L135">
              <text:list-item>
                <text:p text:style-name="P161">３人。</text:p>
              </text:list-item>
              <text:list-item>
                <text:p text:style-name="P161">所長さん。（P1)</text:p>
              </text:list-item>
              <text:list-item>
                <text:p text:style-name="P161">４０ぐらいの人。体は痩せている。鼻の形、鉤鼻。立ち上がりの区画に入って、打設の完遂を確認する役。（P２）</text:p>
              </text:list-item>
              <text:list-item>
                <text:p text:style-name="P161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209767684677643331" text:style-name="L136">
              <text:list-item>
                <text:p text:style-name="P162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2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2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6714520576663691394" text:style-name="L137">
              <text:list-item>
                <text:p text:style-name="P16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862808672413727466" text:style-name="L138">
              <text:list-item>
                <text:p text:style-name="P164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6380629905732352153" text:style-name="L139">
              <text:list-item>
                <text:p text:style-name="P165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2351364790034172349" text:style-name="L140">
              <text:list-item>
                <text:p text:style-name="P166">富士山が見える。大きい。</text:p>
              </text:list-item>
              <text:list-item>
                <text:p text:style-name="P166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6076483527847697138" text:style-name="L141">
              <text:list-item>
                <text:p text:style-name="P167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1569507831358843995" text:style-name="L142">
              <text:list-item>
                <text:p text:style-name="P168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8536119017023606369" text:style-name="L143">
              <text:list-item>
                <text:p text:style-name="P169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2262196010826270411" text:style-name="L144">
              <text:list-item>
                <text:p text:style-name="P170">開始　９時半過ぎ？</text:p>
              </text:list-item>
              <text:list-item>
                <text:p text:style-name="P170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4958922587601950357" text:style-name="L145">
              <text:list-item>
                <text:p text:style-name="P171">SHIMAZU</text:p>
              </text:list-item>
              <text:list-item>
                <text:p text:style-name="P171">３人。ホース担当は、口ひげあり。表情は硬い。５０前後か。皆、日本人。</text:p>
              </text:list-item>
              <text:list-item>
                <text:p text:style-name="P171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1301577336787765394" text:style-name="L146">
              <text:list-item>
                <text:p text:style-name="P172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5049656301659907198" text:style-name="L147">
              <text:list-item>
                <text:p text:style-name="P173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2747531709632384653" text:style-name="L148">
              <text:list-item>
                <text:p text:style-name="P174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8603726879829035261" text:style-name="L149">
              <text:list-item>
                <text:p text:style-name="P175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3713530551778446970" text:style-name="L150">
              <text:list-item>
                <text:p text:style-name="P176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9189032243367814889" text:style-name="L151">
              <text:list-item>
                <text:p text:style-name="P177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941296238262282643" text:style-name="L152">
              <text:list-item>
                <text:p text:style-name="P178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843251446021693244" text:style-name="L153">
              <text:list-item>
                <text:p text:style-name="P179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5266537744580599435" text:style-name="L154">
              <text:list-item>
                <text:p text:style-name="P180">まず、柱を入れる。対象区画の、真ん中に位置する柱から。壁、柱。２回目で、スラブを上げる。</text:p>
              </text:list-item>
            </text:list>
          </table:table-cell>
        </table:table-row>
        <text:soft-page-break/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750836894658247945" text:style-name="L155">
              <text:list-item>
                <text:p text:style-name="P181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2332402999774190360" text:style-name="L156">
              <text:list-item>
                <text:p text:style-name="P182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3718545919444321651" text:style-name="L157">
              <text:list-item>
                <text:p text:style-name="P183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435825105411985823" text:style-name="L158">
              <text:list-item>
                <text:p text:style-name="P184">中根氏。日報のサイン、引き受けてもらった。</text:p>
              </text:list-item>
              <text:list-item>
                <text:p text:style-name="P184">電気担当の人。秋山さん。朝礼の後、設備の人に、引き合わせてくれた。</text:p>
                <text:list>
                  <text:list-item>
                    <text:p text:style-name="P184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4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9222821003736896417" text:style-name="L159">
              <text:list-item>
                <text:p text:style-name="P185">ロングスパンの、扉の開閉時。格子の間に指を挟む危険、変わりなくあり。</text:p>
              </text:list-item>
              <text:list-item>
                <text:p text:style-name="P185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613088453779620371" text:style-name="L160">
              <text:list-item>
                <text:p text:style-name="P186">開始　：　９時半ぐらい</text:p>
              </text:list-item>
              <text:list-item>
                <text:p text:style-name="P186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1729229223783115291" text:style-name="L161">
              <text:list-item>
                <text:p text:style-name="P187">洋輔圧送</text:p>
              </text:list-item>
              <text:list-item>
                <text:p text:style-name="P187">３人。共に、４０前半か。</text:p>
              </text:list-item>
              <text:list-item>
                <text:p text:style-name="P187">ホース口担当の人。髪の毛が、縮れている。</text:p>
              </text:list-item>
              <text:list-item>
                <text:p text:style-name="P187">ホースの引き回し担当の人。丸顔。よく笑顔になる。目尻に、シワが４・５本浮き出る、笑うとき。</text:p>
              </text:list-item>
              <text:list-item>
                <text:p text:style-name="P187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ext:soft-page-break/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7767192960841087285" text:style-name="L162">
              <text:list-item>
                <text:p text:style-name="P188">石渡工務店</text:p>
              </text:list-item>
              <text:list-item>
                <text:p text:style-name="P188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8709057417768656572" text:style-name="L163">
              <text:list-item>
                <text:p text:style-name="P189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8735978586328866834" text:style-name="L164">
              <text:list-item>
                <text:p text:style-name="P190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6384040120450019285" text:style-name="L165">
              <text:list-item>
                <text:p text:style-name="P191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3446294982053542475" text:style-name="L166">
              <text:list-item>
                <text:p text:style-name="P19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8798759653528415608" text:style-name="L167">
              <text:list-item>
                <text:p text:style-name="P193">１人。年配の人。６０半ばか。</text:p>
              </text:list-item>
              <text:list-item>
                <text:p text:style-name="P193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1928359064724967522" text:style-name="L168">
              <text:list-item>
                <text:p text:style-name="P194">佐藤工業、あいはら様。電話の応対、丁寧にしてくださる。</text:p>
              </text:list-item>
              <text:list-item>
                <text:p text:style-name="P194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1679752751404970421" text:style-name="L169">
              <text:list-item>
                <text:p text:style-name="P19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4034745672240013737" text:style-name="L170">
              <text:list-item>
                <text:p text:style-name="P196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5503754401520157047" text:style-name="L171">
              <text:list-item>
                <text:p text:style-name="P197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5106453915419484426" text:style-name="L172">
              <text:list-item>
                <text:p text:style-name="P198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8155710817130824637" text:style-name="L173">
              <text:list-item>
                <text:p text:style-name="P19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7073449501957659958" text:style-name="L174">
              <text:list-item>
                <text:p text:style-name="P200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8055467837937194428" text:style-name="L175">
              <text:list-item>
                <text:p text:style-name="P201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6117172115623883672" text:style-name="L176">
              <text:list-item>
                <text:p text:style-name="P202">開始　９時？</text:p>
              </text:list-item>
              <text:list-item>
                <text:p text:style-name="P202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4180592013636570834" text:style-name="L177">
              <text:list-item>
                <text:p text:style-name="P203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6692708452396650873" text:style-name="L178">
              <text:list-item>
                <text:p text:style-name="P204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相番の人</text:p>
          </table:table-cell>
          <table:table-cell table:style-name="表14.C2" office:value-type="string">
            <text:list xml:id="list4966241258274717695" text:style-name="L179">
              <text:list-item>
                <text:p text:style-name="P205">（設備からの人）年配の人。６０半ばか。１７０弱。表情は、裏寂しげ。痩せ気味。</text:p>
              </text:list-item>
            </text:list>
          </table:table-cell>
        </table:table-row>
        <text:soft-page-break/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5328359090904011270" text:style-name="L180">
              <text:list-item>
                <text:p text:style-name="P206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1154089599115383879" text:style-name="L181">
              <text:list-item>
                <text:p text:style-name="P207">ガタイのいい人、またいる。表情は、健康そう。マスクはしていない。</text:p>
              </text:list-item>
              <text:list-item>
                <text:p text:style-name="P207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7409048949602700538" text:style-name="L182">
              <text:list-item>
                <text:p text:style-name="P208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5693584815667903084" text:style-name="L183">
              <text:list-item>
                <text:p text:style-name="P209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5466830768137855665" text:style-name="L184">
              <text:list-item>
                <text:p text:style-name="P210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1352387352152818871" text:style-name="L185">
              <text:list-item>
                <text:p text:style-name="P211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7134961360152703335" text:style-name="L186">
              <text:list-item>
                <text:p text:style-name="P212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4873689541960888227" text:style-name="L187">
              <text:list-item>
                <text:p text:style-name="P213">長畑さんに、サインしてもらう</text:p>
              </text:list-item>
              <text:list-item>
                <text:p text:style-name="P213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8451275668873199532" text:style-name="L188">
              <text:list-item>
                <text:p text:style-name="P214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6253763790791382512" text:style-name="L189">
              <text:list-item>
                <text:p text:style-name="P215">開始：９時半ぐらい</text:p>
              </text:list-item>
              <text:list-item>
                <text:p text:style-name="P215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2075040674073601575" text:style-name="L190">
              <text:list-item>
                <text:p text:style-name="P216">３人。一人は、ベトナムの人か。１６５ぐらい。こぶとり。顔の輪郭は、まるっこい。表情は、いかつい。浅黒の肌。</text:p>
              </text:list-item>
              <text:list-item>
                <text:p text:style-name="P216">もう一人、ホース口、そして引き回しも担当の人。日本人。小柄。６５ぐらいか。顔にシワ。身のこなしは、軽い。</text:p>
              </text:list-item>
              <text:list-item>
                <text:p text:style-name="P216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6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3359527293491083240" text:style-name="L191">
              <text:list-item>
                <text:p text:style-name="P217">以前に会ったことのある人たち。</text:p>
              </text:list-item>
              <text:list-item>
                <text:p text:style-name="P217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3530082668827021357" text:style-name="L192">
              <text:list-item>
                <text:p text:style-name="P218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166093346062463244" text:style-name="L193">
              <text:list-item>
                <text:p text:style-name="P219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7012220061226698153" text:style-name="L194">
              <text:list-item>
                <text:p text:style-name="P220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4779213172798708417" text:style-name="L195">
              <text:list-item>
                <text:p text:style-name="P221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6200115661830678423" text:style-name="L196">
              <text:list-item>
                <text:p text:style-name="P222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1537689964035766184" text:style-name="L197">
              <text:list-item>
                <text:p text:style-name="P223">サインをもらったのは、ホクシンの、ある一人の方。１６５ぐらい。顔つきに、脳発達の、非標準さを感じる。</text:p>
                <text:list>
                  <text:list-item>
                    <text:p text:style-name="P223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9102453042512819433" text:style-name="L198">
              <text:list-item>
                <text:p text:style-name="P224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取り図</text:p>
          </table:table-cell>
          <table:table-cell table:style-name="表15.C2" office:value-type="string">
            <text:p text:style-name="P11"/>
          </table:table-cell>
        </table:table-row>
        <text:soft-page-break/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6972542209036228921" text:style-name="L199">
              <text:list-item>
                <text:p text:style-name="P225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4767264338624335737" text:style-name="L200">
              <text:list-item>
                <text:p text:style-name="P226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8767115147998594175" text:style-name="L201">
              <text:list-item>
                <text:p text:style-name="P227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1727159610875896360" text:style-name="L202">
              <text:list-item>
                <text:p text:style-name="P228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8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8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6350146653327103122" text:style-name="L203">
              <text:list-item>
                <text:p text:style-name="P229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1006725405613070889" text:style-name="L204">
              <text:list-item>
                <text:p text:style-name="P230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1976473994633864051" text:style-name="L205">
              <text:list-item>
                <text:p text:style-name="P231">開始　=&gt;　９：１５？</text:p>
              </text:list-item>
              <text:list-item>
                <text:p text:style-name="P231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6791673212371645032" text:style-name="L206">
              <text:list-item>
                <text:p text:style-name="P232">“Fujita”</text:p>
              </text:list-item>
              <text:list-item>
                <text:p text:style-name="P232">もう一つのチームの、ホース担当の人。ベトナム人か。若い。見ると、いつも笑顔を見せている。</text:p>
              </text:list-item>
              <text:list-item>
                <text:p text:style-name="P232">自分らのチーム。１人だけ。日本人。５０前後か。白髪はなかった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8622125412647528944" text:style-name="L207">
              <text:list-item>
                <text:p text:style-name="P233">バイブ担当。２人とも、日本時。</text:p>
              </text:list-item>
              <text:list-item>
                <text:p text:style-name="P233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3981492780604638118" text:style-name="L208">
              <text:list-item>
                <text:p text:style-name="P234">日本人。若い人。目元まで、マスクで覆っている。</text:p>
                <text:list>
                  <text:list-item>
                    <text:p text:style-name="P234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4861554008963133825" text:style-name="L209">
              <text:list-item>
                <text:p text:style-name="P235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364669340520173417" text:style-name="L210">
              <text:list-item>
                <text:p text:style-name="P236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4686785693150956124" text:style-name="L211">
              <text:list-item>
                <text:p text:style-name="P237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4966013710082985695" text:style-name="L212">
              <text:list-item>
                <text:p text:style-name="P238">２人。一人は、若い人。３０前半ぐらいか。結婚指輪が、真新しいものに見える。</text:p>
              </text:list-item>
              <text:list-item>
                <text:p text:style-name="P238">朝礼時の、周知会。発する声が、真が太い。と感じる。言いよどんだり、聞き取りにくい発声、ではない。</text:p>
              </text:list-item>
              <text:list-item>
                <text:p text:style-name="P238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3849039209993865285" text:style-name="L213">
              <text:list-item>
                <text:p text:style-name="P239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1230305164773200754" text:style-name="L214">
              <text:list-item>
                <text:p text:style-name="P240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5280546279153051493" text:style-name="L215">
              <text:list-item>
                <text:p text:style-name="P241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5316875926126379295" text:style-name="L216">
              <text:list-item>
                <text:p text:style-name="P242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640562567472618679" text:style-name="L217">
              <text:list-item>
                <text:p text:style-name="P243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4306713756585783990" text:style-name="L218">
              <text:list-item>
                <text:p text:style-name="P244"/>
              </text:list-item>
            </text:list>
          </table:table-cell>
        </table:table-row>
        <text:soft-page-break/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5523022926077287248" text:style-name="L219">
              <text:list-item>
                <text:p text:style-name="P245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2678201651404810048" text:style-name="L220">
              <text:list-item>
                <text:p text:style-name="P246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60</dc:date><text:p text:style-name="P444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2518790629427607107" text:style-name="L221">
              <text:list-item>
                <text:p text:style-name="P247">開始 <text:s/>9:30 경</text:p>
              </text:list-item>
              <text:list-item>
                <text:p text:style-name="P247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4356876468899342715" text:style-name="L222">
              <text:list-item>
                <text:p text:style-name="P248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6933654364786110811" text:style-name="L223">
              <text:list-item>
                <text:p text:style-name="P249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6707183418586703967" text:style-name="L224">
              <text:list-item>
                <text:p text:style-name="P250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2548025449578271684" text:style-name="L225">
              <text:list-item>
                <text:p text:style-name="P251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pan text:style-name="T2">さん</text:span></text:p>
          </table:table-cell>
          <table:table-cell table:style-name="表17.C2" office:value-type="string">
            <text:list xml:id="list1135521716928853015" text:style-name="L226">
              <text:list-item>
                <text:p text:style-name="P252"/>
              </text:list-item>
            </text:list>
          </table:table-cell>
        </table:table-row>
        <text:soft-page-break/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3791863047555345241" text:style-name="L227">
              <text:list-item>
                <text:p text:style-name="P253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1116915819677279807" text:style-name="L228">
              <text:list-item>
                <text:p text:style-name="P254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1184627171158271814" text:style-name="L229">
              <text:list-item>
                <text:p text:style-name="P255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4919419711173557079" text:style-name="L230">
              <text:list-item>
                <text:p text:style-name="P256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3189216576681701833" text:style-name="L231">
              <text:list-item>
                <text:p text:style-name="P257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298164331911622286" text:style-name="L232">
              <text:list-item>
                <text:p text:style-name="P258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7642983943947696913" text:style-name="L233">
              <text:list-item>
                <text:p text:style-name="P259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5224418380223122579" text:style-name="L234">
              <text:list-item>
                <text:p text:style-name="P260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60">이 조치에 의해 타설「打設의 진행「進行이 늦였다「遅れた.</text:p>
                  </text:list-item>
                  <text:list-item>
                    <text:p text:style-name="P260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1496162250787263729" text:style-name="L235">
              <text:list-item>
                <text:p text:style-name="P261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2111351190981206876" text:style-name="L236">
              <text:list-item>
                <text:p text:style-name="P262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4072506973728094611" text:style-name="L237">
              <text:list-item>
                <text:p text:style-name="P263">開始　：　９時半すぎだったか</text:p>
              </text:list-item>
              <text:list-item>
                <text:p text:style-name="P263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4085784909982260977" text:style-name="L238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4604621684268602552" text:style-name="L239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168046613792632638" text:style-name="L240">
              <text:list-item>
                <text:p text:style-name="P266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8936096594047868419" text:style-name="L241">
              <text:list-item>
                <text:p text:style-name="P267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1366969722181588558" text:style-name="L242">
              <text:list-item>
                <text:p text:style-name="P268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8511709560237679876" text:style-name="L243">
              <text:list-item>
                <text:p text:style-name="P269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1854926475742709547" text:style-name="L244">
              <text:list-item>
                <text:p text:style-name="P270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4436646024457171749" text:style-name="L245">
              <text:list-item>
                <text:p text:style-name="P271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71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2460474344313574756" text:style-name="L246">
              <text:list-item>
                <text:p text:style-name="P272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3729204406866060773" text:style-name="L247">
              <text:list-item>
                <text:p text:style-name="P273">階段。次に、壁。</text:p>
              </text:list-item>
              <text:list-item>
                <text:p text:style-name="P273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見聞</text:p>
          </table:table-cell>
          <table:table-cell table:style-name="表18.C2" office:value-type="string">
            <text:list xml:id="list9123439937119287219" text:style-name="L248">
              <text:list-item>
                <text:p text:style-name="P274"/>
              </text:list-item>
            </text:list>
          </table:table-cell>
        </table:table-row>
        <text:soft-page-break/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3652826184514352756" text:style-name="L249">
              <text:list-item>
                <text:p text:style-name="P275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2230383216982611183" text:style-name="L250">
              <text:list-item>
                <text:p text:style-name="P276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76">２台目、自分が入ったグループ。８トン車（だったか）。大きい。</text:p>
              </text:list-item>
              <text:list-item>
                <text:p text:style-name="P276">待ち　=&gt;　あり。最後は、２０分の待ちだったか。土工の親方さん、「もういいよ」と、言ってくれる。</text:p>
              </text:list-item>
              <text:list-item>
                <text:p text:style-name="P276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4159375105917289796" text:style-name="L251">
              <text:list-item>
                <text:p text:style-name="P277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661578814396741938" text:style-name="L252">
              <text:list-item>
                <text:p text:style-name="P278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7223301" text:continue-list="list2262196010826270411" text:style-name="L144">
              <text:list-item>
                <text:p text:style-name="P170">開始</text:p>
              </text:list-item>
              <text:list-item>
                <text:p text:style-name="P170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2347822032018129968" text:style-name="L253">
              <text:list-item>
                <text:p text:style-name="P279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9090621336675511301" text:style-name="L254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電気屋さんの相番の人</text:p>
          </table:table-cell>
          <table:table-cell table:style-name="表19.C2" office:value-type="string">
            <text:list xml:id="list7691901224315603169" text:style-name="L255">
              <text:list-item>
                <text:p text:style-name="P281">２日目か、狭山からの人。「はぎはら」さん、だったか。狭山駅から、１０分ぐらいのところ、とのこと。妹さんと一緒に住んでいる。実家。親御さんは、亡くなられた。</text:p>
                <text:list>
                  <text:list-item>
                    <text:p text:style-name="P281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81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4712098031374348673" text:style-name="L256">
              <text:list-item>
                <text:p text:style-name="P282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8689918737322406534" text:style-name="L257">
              <text:list-item>
                <text:p text:style-name="P283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7226005738995981427" text:style-name="L258">
              <text:list-item>
                <text:p text:style-name="P284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1604076966393919837" text:style-name="L259">
              <text:list-item>
                <text:p text:style-name="P285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8018168577737613340" text:style-name="L260">
              <text:list-item>
                <text:p text:style-name="P286">どちらの日も、菅野さん</text:p>
              </text:list-item>
              <text:list-item>
                <text:p text:style-name="P286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86">もう一人は、始めて見るか。同じく、若い人。３０半ばか。１７０少し</text:p>
                  </text:list-item>
                  <text:list-item>
                    <text:p text:style-name="P286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1120904118741495546" text:style-name="L261">
              <text:list-item>
                <text:p text:style-name="P287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6779812434070602198" text:style-name="L262">
              <text:list-item>
                <text:p text:style-name="P288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2059723194584505452" text:style-name="L263">
              <text:list-item>
                <text:p text:style-name="P289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471927972130956791" text:style-name="L264">
              <text:list-item>
                <text:p text:style-name="P290">開始　：　９：１０頃？</text:p>
              </text:list-item>
              <text:list-item>
                <text:p text:style-name="P290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7048750768491582121" text:style-name="L265">
              <text:list-item>
                <text:p text:style-name="P291">池田総業</text:p>
              </text:list-item>
              <text:list-item>
                <text:p text:style-name="P291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3055996234668126127" text:style-name="L266">
              <text:list-item>
                <text:p text:style-name="P292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2044276134350909957" text:style-name="L267">
              <text:list-item>
                <text:p text:style-name="P293">東和から。北千住営業所、田辺さん。北千住の近くに在住。この現場へは、バスを利用。１回乗り換えか。</text:p>
              </text:list-item>
              <text:list-item>
                <text:p text:style-name="P293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7004937034662263696" text:style-name="L268">
              <text:list-item>
                <text:p text:style-name="P294">２人。一人は、６０後半か。小柄。シワ有り。</text:p>
              </text:list-item>
              <text:list-item>
                <text:p text:style-name="P294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4332632502837270987" text:style-name="L269">
              <text:list-item>
                <text:p text:style-name="P295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3790058581320952323" text:style-name="L270">
              <text:list-item>
                <text:p text:style-name="P296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5226507908115634560" text:style-name="L271">
              <text:list-item>
                <text:p text:style-name="P297">２人。所長さんは、小柄。言葉に、九州の訛り。６０半ばか。謹厳な物腰。</text:p>
              </text:list-item>
              <text:list-item>
                <text:p text:style-name="P297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5749328193416948310" text:style-name="L272">
              <text:list-item>
                <text:p text:style-name="P298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1172171160930204051" text:style-name="L273">
              <text:list-item>
                <text:p text:style-name="P299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6571722548815631005" text:style-name="L274">
              <text:list-item>
                <text:p text:style-name="P300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7494371372905934829" text:style-name="L275">
              <text:list-item>
                <text:p text:style-name="P301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5842764906270461798" text:style-name="L276">
              <text:list-item>
                <text:p text:style-name="P302">開始　：　９：１５ぐらい</text:p>
              </text:list-item>
              <text:list-item>
                <text:p text:style-name="P302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934922936095743433" text:style-name="L277">
              <text:list-item>
                <text:p text:style-name="P303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7502273912662757890" text:style-name="L278">
              <text:list-item>
                <text:p text:style-name="P304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2151841696849030688" text:style-name="L279">
              <text:list-item>
                <text:p text:style-name="P305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1749855582314697404" text:style-name="L280">
              <text:list-item>
                <text:p text:style-name="P306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1601667840028171719" text:style-name="L281">
              <text:list-item>
                <text:p text:style-name="P307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934556728690872721" text:style-name="L282">
              <text:list-item>
                <text:p text:style-name="P308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8407791219702590477" text:style-name="L283">
              <text:list-item>
                <text:p text:style-name="P309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4523286035993539189" text:style-name="L284">
              <text:list-item>
                <text:p text:style-name="P310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7771576498448965715" text:style-name="L285">
              <text:list-item>
                <text:p text:style-name="P311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5224992989552441409" text:style-name="L286">
              <text:list-item>
                <text:p text:style-name="P312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8734963384911817569" text:style-name="L287">
              <text:list-item>
                <text:p text:style-name="P313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9209723933908224891" text:style-name="L288">
              <text:list-item>
                <text:p text:style-name="P314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5965702475401506693" text:style-name="L289">
              <text:list-item>
                <text:p text:style-name="P315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1863260388690920112" text:style-name="L290">
              <text:list-item>
                <text:p text:style-name="P316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6962395794374799908" text:style-name="L291">
              <text:list-item>
                <text:p text:style-name="P317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7503907317017342394" text:style-name="L292">
              <text:list-item>
                <text:p text:style-name="P318">開始　：　９：３０過ぎ</text:p>
              </text:list-item>
              <text:list-item>
                <text:p text:style-name="P318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5358106652395092599" text:style-name="L293">
              <text:list-item>
                <text:p text:style-name="P319">東方工業（？）　=&gt;　「東」が入っていた。</text:p>
              </text:list-item>
              <text:list-item>
                <text:p text:style-name="P319">親方さんらしき人。小柄。前々回にいたか。南方系の顔立ち。肌は浅黒。唇は、下受け。</text:p>
              </text:list-item>
              <text:list-item>
                <text:p text:style-name="P319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4690569287921804216" text:style-name="L294">
              <text:list-item>
                <text:p text:style-name="P320">石渡建設</text:p>
              </text:list-item>
              <text:list-item>
                <text:p text:style-name="P320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8681444760764596248" text:style-name="L295">
              <text:list-item>
                <text:p text:style-name="P321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1982828458702018469" text:style-name="L296">
              <text:list-item>
                <text:p text:style-name="P322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8165293847795546506" text:style-name="L297">
              <text:list-item>
                <text:p text:style-name="P323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2833099002077293685" text:style-name="L298">
              <text:list-item>
                <text:p text:style-name="P324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4020555006160119897" text:style-name="L299">
              <text:list-item>
                <text:p text:style-name="P325">若い人。結婚指輪をはめている。目がクリッとした人。前回も。</text:p>
              </text:list-item>
              <text:list-item>
                <text:p text:style-name="P325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9025489300343607616" text:style-name="L300">
              <text:list-item>
                <text:p text:style-name="P326">ホクシン。カンノさん。現場で作業。</text:p>
              </text:list-item>
              <text:list-item>
                <text:p text:style-name="P326">他に、「ガス屋さん」が来ていたか。ホクシンからは、カンノさん一人。</text:p>
              </text:list-item>
              <text:list-item>
                <text:p text:style-name="P326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1856807174006397092" text:style-name="L301">
              <text:list-item>
                <text:p text:style-name="P327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5596175172507627261" text:style-name="L302">
              <text:list-item>
                <text:p text:style-name="P328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3348807284432252205" text:style-name="L303">
              <text:list-item>
                <text:p text:style-name="P329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8317692079378414290" text:style-name="L304">
              <text:list-item>
                <text:p text:style-name="P330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683399047277982190" text:style-name="L305">
              <text:list-item>
                <text:p text:style-name="P331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6896105962559813730" text:style-name="L306">
              <text:list-item>
                <text:p text:style-name="P332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3785321744996237690" text:style-name="L307">
              <text:list-item>
                <text:p text:style-name="P333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8261550989059223844" text:style-name="L308">
              <text:list-item>
                <text:p text:style-name="P334">開始　：　９：３０頃</text:p>
              </text:list-item>
              <text:list-item>
                <text:p text:style-name="P334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876679978842787619" text:style-name="L309">
              <text:list-item>
                <text:p text:style-name="P335">２人。一人は、ベトナム。</text:p>
              </text:list-item>
              <text:list-item>
                <text:p text:style-name="P335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7867601404776251282" text:style-name="L310">
              <text:list-item>
                <text:p text:style-name="P336">バイブ担当、２人。共に、日本人。５０半ばか。ベテラン風。１７０弱。</text:p>
              </text:list-item>
              <text:list-item>
                <text:p text:style-name="P336">一人、赤ら顔の人。２回、バイブを引っ掛けてしまう。ともに、エレベータ周りで。</text:p>
              </text:list-item>
              <text:list-item>
                <text:p text:style-name="P336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6948757814689112608" text:style-name="L311">
              <text:list-item>
                <text:p text:style-name="P337">本職の人、ではない人か。ペットを何本か、レジ袋に入れている。</text:p>
              </text:list-item>
              <text:list-item>
                <text:p text:style-name="P337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7637190365836628020" text:style-name="L312">
              <text:list-item>
                <text:p text:style-name="P338">年配の人。１６５ぐらい。小柄。</text:p>
              </text:list-item>
              <text:list-item>
                <text:p text:style-name="P338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116064284285515172" text:style-name="L313">
              <text:list-item>
                <text:p text:style-name="P339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5487894067023015329" text:style-name="L314">
              <text:list-item>
                <text:p text:style-name="P340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3334515820203304598" text:style-name="L315">
              <text:list-item>
                <text:p text:style-name="P341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5762137899080694852" text:style-name="L316">
              <text:list-item>
                <text:p text:style-name="P342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42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2502800807511820085" text:style-name="L317">
              <text:list-item>
                <text:p text:style-name="P343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3617991809291906613" text:style-name="L318">
              <text:list-item>
                <text:p text:style-name="P344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8424896909929661384" text:style-name="L319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3044201558471236131" text:style-name="L320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8542291941769488601" text:style-name="L321">
              <text:list-item>
                <text:p text:style-name="P347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7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7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5269334474283698952" text:style-name="L322">
              <text:list-item>
                <text:p text:style-name="P348">携帯、探してもらった。その前に、若い人、応対をしてもらった。</text:p>
              </text:list-item>
              <text:list-item>
                <text:p text:style-name="P348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4280681983900821604" text:style-name="L323">
              <text:list-item>
                <text:p text:style-name="P349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8683253527124551078" text:style-name="L324">
              <text:list-item>
                <text:p text:style-name="P350">開始　：　９：４０ぐらい</text:p>
              </text:list-item>
              <text:list-item>
                <text:p text:style-name="P350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1389017171585327803" text:style-name="L325">
              <text:list-item>
                <text:p text:style-name="P351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51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6759514666092580247" text:style-name="L326">
              <text:list-item>
                <text:p text:style-name="P352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52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5055384209531517711" text:style-name="L327">
              <text:list-item>
                <text:p text:style-name="P353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2015031032749273780" text:style-name="L328">
              <text:list-item>
                <text:p text:style-name="P354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8213686839442663274" text:style-name="L329">
              <text:list-item>
                <text:p text:style-name="P355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6176964343396839749" text:style-name="L330">
              <text:list-item>
                <text:p text:style-name="P356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5691446165157174414" text:style-name="L331">
              <text:list-item>
                <text:p text:style-name="P357">２人。所長参加、５０前半ぐらいか。１７５少し。大柄。</text:p>
              </text:list-item>
              <text:list-item>
                <text:p text:style-name="P357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1094308170289209307" text:style-name="L332">
              <text:list-item>
                <text:p text:style-name="P358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1837948003167773509" text:style-name="L333">
              <text:list-item>
                <text:p text:style-name="P359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7629549564021854692" text:style-name="L334">
              <text:list-item>
                <text:p text:style-name="P360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5821633659571392940" text:style-name="L335">
              <text:list-item>
                <text:p text:style-name="P361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6483946903997226658" text:style-name="L336">
              <text:list-item>
                <text:p text:style-name="P362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43613885058533198" text:style-name="L337">
              <text:list-item>
                <text:p text:style-name="P363">終盤、水を散布した。</text:p>
              </text:list-item>
              <text:list-item>
                <text:p text:style-name="P363">午前中に、１０時半すぎ、長い待ち。３０分。実際は、２０分少し。後半だったか、また、２０分ぐらいの待ち。</text:p>
              </text:list-item>
              <text:list-item>
                <text:p text:style-name="P363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4784104740140739649" text:style-name="L338">
              <text:list-item>
                <text:p text:style-name="P364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6529013783901431835" text:style-name="L339">
              <text:list-item>
                <text:p text:style-name="P365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/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7610896010181369400" text:style-name="L340">
              <text:list-item>
                <text:p text:style-name="P366">開始　：　８：４５ぐらいか</text:p>
              </text:list-item>
              <text:list-item>
                <text:p text:style-name="P366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4577085551142969908" text:style-name="L341">
              <text:list-item>
                <text:p text:style-name="P367">日本圧送。二人。どちらも日本人か。</text:p>
              </text:list-item>
              <text:list-item>
                <text:p text:style-name="P367">ホース担当は、１７５ぐらいの人。落ち着いている。</text:p>
              </text:list-item>
              <text:list-item>
                <text:p text:style-name="P367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土工さん</text:p>
          </table:table-cell>
          <table:table-cell table:style-name="表25.C2" office:value-type="string">
            <text:list xml:id="list462285310504396670" text:style-name="L342">
              <text:list-item>
                <text:p text:style-name="P368">バイブ、途中まで３人。一人は、親方さん。顔にアザがある。２人目、１７３ぐらい。体格がいい。手馴れた感じ。３人目。口ひげあり。</text:p>
              </text:list-item>
            </text:list>
          </table:table-cell>
        </table:table-row>
        <text:soft-page-break/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5777837789608609913" text:style-name="L343">
              <text:list-item>
                <text:p text:style-name="P369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4722802695973979919" text:style-name="L344">
              <text:list-item>
                <text:p text:style-name="P370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8333196503578852587" text:style-name="L345">
              <text:list-item>
                <text:p text:style-name="P371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5222783931808131727" text:style-name="L346">
              <text:list-item>
                <text:p text:style-name="P372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6509748966250801895" text:style-name="L347">
              <text:list-item>
                <text:p text:style-name="P373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8758156191652185397" text:style-name="L348">
              <text:list-item>
                <text:p text:style-name="P374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5154422834477707960" text:style-name="L349">
              <text:list-item>
                <text:p text:style-name="P375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8788170506540240349" text:style-name="L350">
              <text:list-item>
                <text:p text:style-name="P376">全部で、４面。各面ごとに、スラブ上げまで。吹き出しはなし。階段は、基礎のみ。</text:p>
              </text:list-item>
              <text:list-item>
                <text:p text:style-name="P376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4722384761690937015" text:style-name="L351">
              <text:list-item>
                <text:p text:style-name="P377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8718774546623747302" text:style-name="L352">
              <text:list-item>
                <text:p text:style-name="P378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5713228064543161560" text:style-name="L353">
              <text:list-item>
                <text:p text:style-name="P379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1826247020483870869" text:style-name="L354">
              <text:list-item>
                <text:p text:style-name="P380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5039300985251733116" text:style-name="L355">
              <text:list-item>
                <text:p text:style-name="P381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10"/>
      <text:p text:style-name="P2">---------------------------------------------------------------</text:p>
      <text:p text:style-name="P4">[XXX] 20201013_114738</text:p>
      <text:p text:style-name="P15">myself / towa diary / XXX</text:p>
      <text:p text:style-name="P3"><text:span text:style-name="T3">作業日：10</text:span><text:span text:style-name="T6">/12</text:span><text:span text:style-name="T4">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1">1</text:p>
          </table:table-cell>
          <table:table-cell table:style-name="表26.B1" office:value-type="string">
            <text:p text:style-name="P11">現場</text:p>
          </table:table-cell>
          <table:table-cell table:style-name="表26.C1" office:value-type="string">
            <text:p text:style-name="P12">リルシア吉野町</text:p>
          </table:table-cell>
        </table:table-row>
        <table:table-row>
          <table:table-cell table:style-name="表26.A2" office:value-type="float" office:value="2">
            <text:p text:style-name="P11">2</text:p>
          </table:table-cell>
          <table:table-cell table:style-name="表26.B2" office:value-type="string">
            <text:p text:style-name="P11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11">3</text:p>
          </table:table-cell>
          <table:table-cell table:style-name="表26.B2" office:value-type="string">
            <text:p text:style-name="P11">最寄り</text:p>
          </table:table-cell>
          <table:table-cell table:style-name="表26.C2" office:value-type="string">
            <text:p text:style-name="P12">吉野町駅</text:p>
          </table:table-cell>
        </table:table-row>
        <table:table-row>
          <table:table-cell table:style-name="表26.B2" office:value-type="string">
            <text:p text:style-name="P11">3-2</text:p>
            <text:p text:style-name="P11"/>
          </table:table-cell>
          <table:table-cell table:style-name="表26.B2" office:value-type="string">
            <text:p text:style-name="P12">開始／終了時刻</text:p>
          </table:table-cell>
          <table:table-cell table:style-name="表26.C2" office:value-type="string">
            <text:list xml:id="list3432911816248084355" text:style-name="L356">
              <text:list-item>
                <text:p text:style-name="P382">開始　：　９時すぎぐらいか。</text:p>
              </text:list-item>
              <text:list-item>
                <text:p text:style-name="P382">詰所到着　：　１４：５０ぐらい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11">4</text:p>
          </table:table-cell>
          <table:table-cell table:style-name="表26.B2" office:value-type="string">
            <text:p text:style-name="P11">他職：ポンプ</text:p>
          </table:table-cell>
          <table:table-cell table:style-name="表26.C2" office:value-type="string">
            <text:list xml:id="list1657566069856039194" text:style-name="L357">
              <text:list-item>
                <text:p text:style-name="P383">３人。一人は、ベトナム人。若い人。</text:p>
              </text:list-item>
              <text:list-item>
                <text:p text:style-name="P383">ホースは、ベトナムの人、担当。</text:p>
              </text:list-item>
              <text:list-item>
                <text:p text:style-name="P383">捌き担当の人、日本人。教え役。クレーンのコントローラ、担当。メガネをかけている。「考えてやれよ」、というフレーズ、２回ぐらい。</text:p>
              </text:list-item>
              <text:list-item>
                <text:p text:style-name="P383">３人目、コントローラ。ごつい顔立ち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11">5</text:p>
          </table:table-cell>
          <table:table-cell table:style-name="表26.B2" office:value-type="string">
            <text:p text:style-name="P11">他職：土工さん</text:p>
          </table:table-cell>
          <table:table-cell table:style-name="表26.C2" office:value-type="string">
            <text:list xml:id="list2018721244300527509" text:style-name="L358">
              <text:list-item>
                <text:p text:style-name="P384">バイブ、２人。一人は、親方さんか。５０前後か。１７０弱。顔にしわ、あり。若々しい感じ。他の人たちに、しばしば指示を出している。</text:p>
              </text:list-item>
              <text:list-item>
                <text:p text:style-name="P384">もう一人のバイブ、日本人。ヘルメットは、白色。親方さん他は、黄色。</text:p>
              </text:list-item>
              <text:list-item>
                <text:p text:style-name="P384">洗いの人、ベトナム人。若い。１７５ぐらい。ゆっくり、ゆっくりと作業。</text:p>
              </text:list-item>
              <text:list-item>
                <text:p text:style-name="P384">ベトナムの人、もう一人。こちらも、１７０少し。細長の顔立ち。肌が白い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11">6</text:p>
          </table:table-cell>
          <table:table-cell table:style-name="表26.B2" office:value-type="string">
            <text:p text:style-name="P11">他職：電気屋さんの相番の人</text:p>
          </table:table-cell>
          <table:table-cell table:style-name="表26.C2" office:value-type="string">
            <text:list xml:id="list2650423196212506902" text:style-name="L359">
              <text:list-item>
                <text:p text:style-name="P385">電気の本職の人か。５０半ばぐらいか。１７０弱。差し金が倒れる。それを、ハッカで手直しし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>6--2</text:p>
          </table:table-cell>
          <table:table-cell table:style-name="表26.B2" office:value-type="string">
            <text:p text:style-name="P11">他職：<text:span text:style-name="T2">警備</text:span></text:p>
          </table:table-cell>
          <table:table-cell table:style-name="表26.C2" office:value-type="string">
            <text:list xml:id="list1949680268310676185" text:style-name="L360">
              <text:list-item>
                <text:p text:style-name="P386">一人。口の周りに、透明の板を掲げ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土間屋さん</text:span></text:p>
          </table:table-cell>
          <table:table-cell table:style-name="表26.C2" office:value-type="string">
            <text:list xml:id="list2893132919095887803" text:style-name="L361">
              <text:list-item>
                <text:p text:style-name="P387">小柄な人、一人。大柄で太った人、一人。</text:p>
              </text:list-item>
              <text:list-item>
                <text:p text:style-name="P387">１７３ぐらいで、ガタイのいい人。眉間に縦ジワ。</text:p>
              </text:list-item>
            </text:list>
          </table:table-cell>
        </table:table-row>
        <table:table-row>
          <table:table-cell table:style-name="表26.B2" office:value-type="string">
            <text:p text:style-name="P11"/>
          </table:table-cell>
          <table:table-cell table:style-name="表26.B2" office:value-type="string">
            <text:p text:style-name="P11">他職：<text:span text:style-name="T2">大工さん</text:span></text:p>
          </table:table-cell>
          <table:table-cell table:style-name="表26.C2" office:value-type="string">
            <text:list xml:id="list2789061484948393491" text:style-name="L362">
              <text:list-item>
                <text:p text:style-name="P388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11">7</text:p>
          </table:table-cell>
          <table:table-cell table:style-name="表26.B2" office:value-type="string">
            <text:p text:style-name="P11">監督さん</text:p>
          </table:table-cell>
          <table:table-cell table:style-name="表26.C2" office:value-type="string">
            <text:list xml:id="list3012085474080187879" text:style-name="L363">
              <text:list-item>
                <text:p text:style-name="P389">スラブ担当の人。４０後半か、５０前半。目の周りが、いくぶん、シワがある。</text:p>
              </text:list-item>
            </text:list>
          </table:table-cell>
        </table:table-row>
        <text:soft-page-break/>
        <table:table-row>
          <table:table-cell table:style-name="表26.A2" office:value-type="float" office:value="8">
            <text:p text:style-name="P11">8</text:p>
          </table:table-cell>
          <table:table-cell table:style-name="表26.B2" office:value-type="string">
            <text:p text:style-name="P11">発注者の方</text:p>
          </table:table-cell>
          <table:table-cell table:style-name="表26.C2" office:value-type="string">
            <text:list xml:id="list100061147025152540" text:style-name="L364">
              <text:list-item>
                <text:p text:style-name="P390">サイタの人。３０半ばか。若く見える。１７３ぐらい。午前中に、検査があるとのこと。それが終わると、現場を離れる、とのこと。</text:p>
              </text:list-item>
              <text:list-item>
                <text:p text:style-name="P390">朝礼後、電話をかけてくる。道具類は、何か持っているか、訊いてくる。（「持ってます？」と、訊いてくれる）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東和からの同僚</text:p>
          </table:table-cell>
          <table:table-cell table:style-name="表26.C2" office:value-type="string">
            <text:list xml:id="list5965766950424863810" text:style-name="L365">
              <text:list-item>
                <text:p text:style-name="P391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11">9</text:p>
          </table:table-cell>
          <table:table-cell table:style-name="表26.B2" office:value-type="string">
            <text:p text:style-name="P11">現場見取り図</text:p>
          </table:table-cell>
          <table:table-cell table:style-name="表26.C2" office:value-type="string">
            <text:p text:style-name="P11"/>
          </table:table-cell>
        </table:table-row>
        <table:table-row>
          <table:table-cell table:style-name="表26.A2" office:value-type="float" office:value="10">
            <text:p text:style-name="P11">10</text:p>
          </table:table-cell>
          <table:table-cell table:style-name="表26.B2" office:value-type="string">
            <text:p text:style-name="P12">段取り</text:p>
          </table:table-cell>
          <table:table-cell table:style-name="表26.C2" office:value-type="string">
            <text:list xml:id="list5287672917556011555" text:style-name="L366">
              <text:list-item>
                <text:p text:style-name="P392">階段前の柱から。</text:p>
              </text:list-item>
              <text:list-item>
                <text:p text:style-name="P392">最後、１台追加。１０分ぐらいで来たか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行き帰りでの出来事、見聞</text:p>
          </table:table-cell>
          <table:table-cell table:style-name="表26.C2" office:value-type="string">
            <text:list xml:id="list8379087447914438984" text:style-name="L367">
              <text:list-item>
                <text:p text:style-name="P393"/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周囲の事物</text:p>
          </table:table-cell>
          <table:table-cell table:style-name="表26.C2" office:value-type="string">
            <text:list xml:id="list4824617309117374352" text:style-name="L368">
              <text:list-item>
                <text:p text:style-name="P394">現場の向かい、交差点の一角。電気工事店の、社員募集の張り紙。隣に、公明党の市議のポスター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11">11</text:p>
          </table:table-cell>
          <table:table-cell table:style-name="表26.B2" office:value-type="string">
            <text:p text:style-name="P12">その他</text:p>
          </table:table-cell>
          <table:table-cell table:style-name="表26.C2" office:value-type="string">
            <text:list xml:id="list6769099255880073840" text:style-name="L369">
              <text:list-item>
                <text:p text:style-name="P395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11">12</text:p>
          </table:table-cell>
          <table:table-cell table:style-name="表26.B2" office:value-type="string">
            <text:p text:style-name="P12">やってもらったこと</text:p>
          </table:table-cell>
          <table:table-cell table:style-name="表26.C2" office:value-type="string">
            <text:list xml:id="list7912430504727626727" text:style-name="L370">
              <text:list-item>
                <text:p text:style-name="P396">サイタの人、上記のとおり、道具を持っているか、尋ねてくれる。</text:p>
              </text:list-item>
              <text:list-item>
                <text:p text:style-name="P396">警備の人、ミキサーの誘導。</text:p>
              </text:list-item>
            </text:list>
          </table:table-cell>
        </table:table-row>
        <table:table-row>
          <table:table-cell table:style-name="表26.A2">
            <text:p text:style-name="P11"/>
          </table:table-cell>
          <table:table-cell table:style-name="表26.B2" office:value-type="string">
            <text:p text:style-name="P12">危険予知、危険感知</text:p>
          </table:table-cell>
          <table:table-cell table:style-name="表26.C2" office:value-type="string">
            <text:list xml:id="list851206990813518339" text:style-name="L371">
              <text:list-item>
                <text:p text:style-name="P397">足場階段。降りる際に、靴の裏が、滑りやすい。昨日は、滑ることはなかったが。</text:p>
              </text:list-item>
            </text:list>
          </table:table-cell>
        </table:table-row>
      </table:table>
      <text:p text:style-name="P15"/>
      <text:p text:style-name="P4">[/ XXXX] 20201013_120027</text:p>
      <text:p text:style-name="P15"/>
      <text:p text:style-name="P10"/>
      <text:p text:style-name="P2">---------------------------------------------------------------</text:p>
      <text:p text:style-name="P4">[XXX] 20201016_163551</text:p>
      <text:p text:style-name="P15">myself / towa diary / XXX</text:p>
      <text:p text:style-name="P3"><text:span text:style-name="T3">作業日：10</text:span><text:span text:style-name="T6">/14</text:span><text:span text:style-name="T4"> w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11">1</text:p>
          </table:table-cell>
          <table:table-cell table:style-name="表27.B1" office:value-type="string">
            <text:p text:style-name="P11">現場</text:p>
          </table:table-cell>
          <table:table-cell table:style-name="表27.C1" office:value-type="string">
            <text:p text:style-name="P12">田端プロジェクト</text:p>
          </table:table-cell>
        </table:table-row>
        <table:table-row>
          <table:table-cell table:style-name="表27.A2" office:value-type="float" office:value="2">
            <text:p text:style-name="P11">2</text:p>
          </table:table-cell>
          <table:table-cell table:style-name="表27.B2" office:value-type="string">
            <text:p text:style-name="P11">天気</text:p>
          </table:table-cell>
          <table:table-cell table:style-name="表27.C2" office:value-type="string">
            <text:p text:style-name="P12">曇り。</text:p>
          </table:table-cell>
        </table:table-row>
        <table:table-row>
          <table:table-cell table:style-name="表27.A2" office:value-type="float" office:value="3">
            <text:p text:style-name="P11">3</text:p>
          </table:table-cell>
          <table:table-cell table:style-name="表27.B2" office:value-type="string">
            <text:p text:style-name="P11">最寄り</text:p>
          </table:table-cell>
          <table:table-cell table:style-name="表27.C2" office:value-type="string">
            <text:p text:style-name="P12">田端駅</text:p>
          </table:table-cell>
        </table:table-row>
        <table:table-row>
          <table:table-cell table:style-name="表27.B2" office:value-type="string">
            <text:p text:style-name="P11">3-2</text:p>
            <text:p text:style-name="P11"><text:soft-page-break/></text:p>
          </table:table-cell>
          <table:table-cell table:style-name="表27.B2" office:value-type="string">
            <text:p text:style-name="P12">開始／<text:soft-page-break/>終了時刻</text:p>
          </table:table-cell>
          <table:table-cell table:style-name="表27.C2" office:value-type="string">
            <text:list xml:id="list8786172946556509666" text:style-name="L403">
              <text:list-item>
                <text:p text:style-name="P427">開始　：　９時ぐらい</text:p>
              </text:list-item>
              <text:list-item>
                <text:p text:style-name="P427"><text:soft-page-break/>詰所到着　：　１７：５０頃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11">4</text:p>
          </table:table-cell>
          <table:table-cell table:style-name="表27.B2" office:value-type="string">
            <text:p text:style-name="P11">他職：ポンプ</text:p>
          </table:table-cell>
          <table:table-cell table:style-name="表27.C2" office:value-type="string">
            <text:list xml:id="list4805835989048779909" text:style-name="L372">
              <text:list-item>
                <text:p text:style-name="P398">東洋圧送。３人。３人とも、見たことがある。</text:p>
              </text:list-item>
              <text:list-item>
                <text:p text:style-name="P398">ホース担当の人。前にもいた。５０後半か。他の２人と、口論をしばしば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11">5</text:p>
          </table:table-cell>
          <table:table-cell table:style-name="表27.B2" office:value-type="string">
            <text:p text:style-name="P11">他職：土工さん</text:p>
          </table:table-cell>
          <table:table-cell table:style-name="表27.C2" office:value-type="string">
            <text:list xml:id="list7478667712394635582" text:style-name="L373">
              <text:list-item>
                <text:p text:style-name="P399">バイブ、２人。私の担当は、若い人。３０ぐらいか。「（スイッチを）お願いします」など、指示をはっきり伝えてくれる。</text:p>
              </text:list-item>
              <text:list-item>
                <text:p text:style-name="P399">洗いの人。最後、もう一つのバイブ、相番を担当。最後、私があがるとき、「遅くなってごめんね」と、声をかけてくれた。見た感じは、いかつい。１７０少し。５０過ぎぐらい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11">6</text:p>
          </table:table-cell>
          <table:table-cell table:style-name="表27.B2" office:value-type="string">
            <text:p text:style-name="P11">他職：電気屋さんの相番の人</text:p>
          </table:table-cell>
          <table:table-cell table:style-name="表27.C2" office:value-type="string">
            <text:list xml:id="list3040824193285270764" text:style-name="L374">
              <text:list-item>
                <text:p text:style-name="P400">本職ではないか。１７３ぐらい。顔の表情に、特徴。発達系の、非正常性があるか。５時前か、私に、「前回は、６時半すぎだったってよ」と、告げてくる。</text:p>
                <text:list>
                  <text:list-item>
                    <text:p text:style-name="P400">先にあがる。あがるとき、私の方も、顔を向ける。私は、軽く頷く。まともな人か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11">6--2</text:p>
          </table:table-cell>
          <table:table-cell table:style-name="表27.B2" office:value-type="string">
            <text:p text:style-name="P11">他職：<text:span text:style-name="T2">警備</text:span></text:p>
          </table:table-cell>
          <table:table-cell table:style-name="表27.C2" office:value-type="string">
            <text:list xml:id="list8008625404012594199" text:style-name="L375">
              <text:list-item>
                <text:p text:style-name="P401">前回の人たち。職長の人、大柄。前回も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土間屋さん</text:span></text:p>
          </table:table-cell>
          <table:table-cell table:style-name="表27.C2" office:value-type="string">
            <text:list xml:id="list7452539315169817534" text:style-name="L376">
              <text:list-item>
                <text:p text:style-name="P402">３人。職長さん、４０ぐらいか。他の２人、３０前半か。２人のうちの一人、終わり頃、土工さんとのやり取りで、「おれ、そんなに影が薄いですかー？」と、応えていた。</text:p>
              </text:list-item>
            </text:list>
          </table:table-cell>
        </table:table-row>
        <table:table-row>
          <table:table-cell table:style-name="表27.B2" office:value-type="string">
            <text:p text:style-name="P11"/>
          </table:table-cell>
          <table:table-cell table:style-name="表27.B2" office:value-type="string">
            <text:p text:style-name="P11">他職：<text:span text:style-name="T2">大工さん</text:span></text:p>
          </table:table-cell>
          <table:table-cell table:style-name="表27.C2" office:value-type="string">
            <text:list xml:id="list2506352926156036029" text:style-name="L377">
              <text:list-item>
                <text:p text:style-name="P403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11">7</text:p>
          </table:table-cell>
          <table:table-cell table:style-name="表27.B2" office:value-type="string">
            <text:p text:style-name="P11">監督さん</text:p>
          </table:table-cell>
          <table:table-cell table:style-name="表27.C2" office:value-type="string">
            <text:list xml:id="list3637018570200315835" text:style-name="L378">
              <text:list-item>
                <text:p text:style-name="P404">前回の人。朝、打つ前、スリーブの調整の手伝いを頼んでくる。外壁に接しているスリーブ、金属製、２本を、５ｃｍ、下げる。X型の、鉄筋屋さんの小物、スラブに転がっていたのを、借用す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11">8</text:p>
          </table:table-cell>
          <table:table-cell table:style-name="表27.B2" office:value-type="string">
            <text:p text:style-name="P11">発注者の方</text:p>
          </table:table-cell>
          <table:table-cell table:style-name="表27.C2" office:value-type="string">
            <text:list xml:id="list6114336278331886015" text:style-name="L379">
              <text:list-item>
                <text:p text:style-name="P405">カンノさん。電話に、すぐ出てくれる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東和からの同僚</text:p>
          </table:table-cell>
          <table:table-cell table:style-name="表27.C2" office:value-type="string">
            <text:list xml:id="list7011774663067435724" text:style-name="L380">
              <text:list-item>
                <text:p text:style-name="P406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11">9</text:p>
          </table:table-cell>
          <table:table-cell table:style-name="表27.B2" office:value-type="string">
            <text:p text:style-name="P11">現場見取り図</text:p>
          </table:table-cell>
          <table:table-cell table:style-name="表27.C2" office:value-type="string">
            <text:p text:style-name="P11"/>
          </table:table-cell>
        </table:table-row>
        <table:table-row>
          <table:table-cell table:style-name="表27.A2" office:value-type="float" office:value="10">
            <text:p text:style-name="P11">10</text:p>
          </table:table-cell>
          <table:table-cell table:style-name="表27.B2" office:value-type="string">
            <text:p text:style-name="P12">段取り</text:p>
          </table:table-cell>
          <table:table-cell table:style-name="表27.C2" office:value-type="string">
            <text:list xml:id="list6703108699493759777" text:style-name="L381">
              <text:list-item>
                <text:p text:style-name="P407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行き帰りでの出来事、見聞</text:p>
          </table:table-cell>
          <table:table-cell table:style-name="表27.C2" office:value-type="string">
            <text:list xml:id="list855525535016587270" text:style-name="L382">
              <text:list-item>
                <text:p text:style-name="P408"/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周囲の事物</text:p>
          </table:table-cell>
          <table:table-cell table:style-name="表27.C2" office:value-type="string">
            <text:list xml:id="list6350312035049254881" text:style-name="L383">
              <text:list-item>
                <text:p text:style-name="P409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11">11</text:p>
          </table:table-cell>
          <table:table-cell table:style-name="表27.B2" office:value-type="string">
            <text:p text:style-name="P12">その他</text:p>
          </table:table-cell>
          <table:table-cell table:style-name="表27.C2" office:value-type="string">
            <text:list xml:id="list8047352079588468041" text:style-name="L384">
              <text:list-item>
                <text:p text:style-name="P410">最後、打設から上がって、下へ降りる。リフトに乗る。他に、土工さん、２人。５０半ばぐらいか。階下で、叩きをやっていた人たち。汚らしく感じる。<text:soft-page-break/>マスクを口に上げて、リフトに乗った。１階で降りたとき、若い監督さんが来る。リフトで、上がろうとしている。そのとき、自分の中の、差別の心を感じた。</text:p>
              </text:list-item>
              <text:list-item>
                <text:p text:style-name="P410">駅を出たところから始まっている、階段。いままでは、キャスターを持ち上げ続けながら、階段を登っていた。昨日は、一段一段、キャスターを降ろしながら、登った。</text:p>
                <text:list>
                  <text:list-item>
                    <text:p text:style-name="P410">キャスターの車輪。１つか２つ、階段の踏み石に載せる。全ての段で、ではなく。踏み石の部分が、広めの段が、いくつか、上の方に続いている。その部分において。</text:p>
                  </text:list-item>
                </text:list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11">12</text:p>
          </table:table-cell>
          <table:table-cell table:style-name="表27.B2" office:value-type="string">
            <text:p text:style-name="P12">やってもらったこと</text:p>
          </table:table-cell>
          <table:table-cell table:style-name="表27.C2" office:value-type="string">
            <text:list xml:id="list3359819569413179323" text:style-name="L385">
              <text:list-item>
                <text:p text:style-name="P411">カンノさんには、電話にすぐにでてもらった。</text:p>
              </text:list-item>
              <text:list-item>
                <text:p text:style-name="P411">最後、土工さんの一人の人に、もういいよ、と言ってもらった。</text:p>
              </text:list-item>
            </text:list>
          </table:table-cell>
        </table:table-row>
        <table:table-row>
          <table:table-cell table:style-name="表27.A2">
            <text:p text:style-name="P11"/>
          </table:table-cell>
          <table:table-cell table:style-name="表27.B2" office:value-type="string">
            <text:p text:style-name="P12">危険予知、危険感知</text:p>
          </table:table-cell>
          <table:table-cell table:style-name="表27.C2" office:value-type="string">
            <text:list xml:id="list1375335850865169176" text:style-name="L386">
              <text:list-item>
                <text:p text:style-name="P412">以前にも書いたが、ロングへの乗り降りのとき、扉を開けるとき。扉を構成している骨組みが、縮まる。その時、格子と格子との間に、指を挟みやすい。</text:p>
              </text:list-item>
              <text:list-item>
                <text:p text:style-name="P412">ポンプのホース。を、載せている、橇。後ろへ下がるとき、ホースは見ている。しかし、橇には、目が行っていない。昨日、そのことに気づいた。転倒の原因になる。</text:p>
              </text:list-item>
            </text:list>
          </table:table-cell>
        </table:table-row>
      </table:table>
      <text:p text:style-name="P15"/>
      <text:p text:style-name="P4">[/ XXXX] 20201016_170121</text:p>
      <text:p text:style-name="P15"/>
      <text:p text:style-name="P10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1">1</text:p>
          </table:table-cell>
          <table:table-cell table:style-name="表28.B1" office:value-type="string">
            <text:p text:style-name="P11">現場</text:p>
          </table:table-cell>
          <table:table-cell table:style-name="表28.C1" office:value-type="string">
            <text:p text:style-name="P12"/>
          </table:table-cell>
        </table:table-row>
        <table:table-row>
          <table:table-cell table:style-name="表28.A2" office:value-type="float" office:value="2">
            <text:p text:style-name="P11">2</text:p>
          </table:table-cell>
          <table:table-cell table:style-name="表28.B2" office:value-type="string">
            <text:p text:style-name="P11">天気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3">
            <text:p text:style-name="P11">3</text:p>
          </table:table-cell>
          <table:table-cell table:style-name="表28.B2" office:value-type="string">
            <text:p text:style-name="P11">最寄り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B2" office:value-type="string">
            <text:p text:style-name="P11">3-2</text:p>
            <text:p text:style-name="P11"/>
          </table:table-cell>
          <table:table-cell table:style-name="表28.B2" office:value-type="string">
            <text:p text:style-name="P12">開始／終了時刻</text:p>
          </table:table-cell>
          <table:table-cell table:style-name="表28.C2" office:value-type="string">
            <text:list xml:id="list37233049" text:continue-list="list8261550989059223844" text:style-name="L308">
              <text:list-item>
                <text:p text:style-name="P334">開始</text:p>
              </text:list-item>
              <text:list-item>
                <text:p text:style-name="P334">詰所到着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11">4</text:p>
          </table:table-cell>
          <table:table-cell table:style-name="表28.B2" office:value-type="string">
            <text:p text:style-name="P11">他職：ポンプ</text:p>
          </table:table-cell>
          <table:table-cell table:style-name="表28.C2" office:value-type="string">
            <text:list xml:id="list2420665372422343199" text:style-name="L404">
              <text:list-item>
                <text:p text:style-name="P428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11">5</text:p>
          </table:table-cell>
          <table:table-cell table:style-name="表28.B2" office:value-type="string">
            <text:p text:style-name="P11">他職：土工さん</text:p>
          </table:table-cell>
          <table:table-cell table:style-name="表28.C2" office:value-type="string">
            <text:list xml:id="list4040397934674795384" text:style-name="L405">
              <text:list-item>
                <text:p text:style-name="P429"/>
              </text:list-item>
            </text:list>
          </table:table-cell>
        </table:table-row>
        <text:soft-page-break/>
        <table:table-row>
          <table:table-cell table:style-name="表28.A2" office:value-type="float" office:value="6">
            <text:p text:style-name="P11">6</text:p>
          </table:table-cell>
          <table:table-cell table:style-name="表28.B2" office:value-type="string">
            <text:p text:style-name="P11">他職：電気屋さんの相番の人</text:p>
          </table:table-cell>
          <table:table-cell table:style-name="表28.C2" office:value-type="string">
            <text:list xml:id="list3039951404256100487" text:style-name="L406">
              <text:list-item>
                <text:p text:style-name="P430"/>
              </text:list-item>
            </text:list>
          </table:table-cell>
        </table:table-row>
        <table:table-row>
          <table:table-cell table:style-name="表28.B2" office:value-type="string">
            <text:p text:style-name="P11">6--2</text:p>
          </table:table-cell>
          <table:table-cell table:style-name="表28.B2" office:value-type="string">
            <text:p text:style-name="P11">他職：<text:span text:style-name="T2">警備</text:span></text:p>
          </table:table-cell>
          <table:table-cell table:style-name="表28.C2" office:value-type="string">
            <text:list xml:id="list5931312639046726288" text:style-name="L407">
              <text:list-item>
                <text:p text:style-name="P431"/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土間屋さん</text:span></text:p>
          </table:table-cell>
          <table:table-cell table:style-name="表28.C2" office:value-type="string">
            <text:list xml:id="list668232233403256824" text:style-name="L408">
              <text:list-item>
                <text:p text:style-name="P432"/>
              </text:list-item>
            </text:list>
          </table:table-cell>
        </table:table-row>
        <table:table-row>
          <table:table-cell table:style-name="表28.B2" office:value-type="string">
            <text:p text:style-name="P11"/>
          </table:table-cell>
          <table:table-cell table:style-name="表28.B2" office:value-type="string">
            <text:p text:style-name="P11">他職：<text:span text:style-name="T2">大工さん</text:span></text:p>
          </table:table-cell>
          <table:table-cell table:style-name="表28.C2" office:value-type="string">
            <text:list xml:id="list6976320740704630105" text:style-name="L409">
              <text:list-item>
                <text:p text:style-name="P433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11">7</text:p>
          </table:table-cell>
          <table:table-cell table:style-name="表28.B2" office:value-type="string">
            <text:p text:style-name="P11">監督さん</text:p>
          </table:table-cell>
          <table:table-cell table:style-name="表28.C2" office:value-type="string">
            <text:list xml:id="list3894008193135951623" text:style-name="L410">
              <text:list-item>
                <text:p text:style-name="P434"/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11">8</text:p>
          </table:table-cell>
          <table:table-cell table:style-name="表28.B2" office:value-type="string">
            <text:p text:style-name="P11">発注者の方</text:p>
          </table:table-cell>
          <table:table-cell table:style-name="表28.C2" office:value-type="string">
            <text:list xml:id="list352376049779679086" text:style-name="L411">
              <text:list-item>
                <text:p text:style-name="P435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東和からの同僚</text:p>
          </table:table-cell>
          <table:table-cell table:style-name="表28.C2" office:value-type="string">
            <text:list xml:id="list2914744629621121263" text:style-name="L412">
              <text:list-item>
                <text:p text:style-name="P436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11">9</text:p>
          </table:table-cell>
          <table:table-cell table:style-name="表28.B2" office:value-type="string">
            <text:p text:style-name="P11">現場見取り図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10">
            <text:p text:style-name="P11">10</text:p>
          </table:table-cell>
          <table:table-cell table:style-name="表28.B2" office:value-type="string">
            <text:p text:style-name="P12">段取り</text:p>
          </table:table-cell>
          <table:table-cell table:style-name="表28.C2" office:value-type="string">
            <text:list xml:id="list6834828808860013353" text:style-name="L413">
              <text:list-item>
                <text:p text:style-name="P437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行き帰りでの出来事、見聞</text:p>
          </table:table-cell>
          <table:table-cell table:style-name="表28.C2" office:value-type="string">
            <text:list xml:id="list4678262593722047257" text:style-name="L414">
              <text:list-item>
                <text:p text:style-name="P438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周囲の事物</text:p>
          </table:table-cell>
          <table:table-cell table:style-name="表28.C2" office:value-type="string">
            <text:list xml:id="list7587046791565475835" text:style-name="L415">
              <text:list-item>
                <text:p text:style-name="P439"/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11">11</text:p>
          </table:table-cell>
          <table:table-cell table:style-name="表28.B2" office:value-type="string">
            <text:p text:style-name="P12">その他</text:p>
          </table:table-cell>
          <table:table-cell table:style-name="表28.C2" office:value-type="string">
            <text:list xml:id="list7648267383361036179" text:style-name="L416">
              <text:list-item>
                <text:p text:style-name="P440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11">12</text:p>
          </table:table-cell>
          <table:table-cell table:style-name="表28.B2" office:value-type="string">
            <text:p text:style-name="P12">やってもらったこと</text:p>
          </table:table-cell>
          <table:table-cell table:style-name="表28.C2" office:value-type="string">
            <text:list xml:id="list5930386715804673226" text:style-name="L417">
              <text:list-item>
                <text:p text:style-name="P441"/>
              </text:list-item>
            </text:list>
          </table:table-cell>
        </table:table-row>
        <table:table-row>
          <table:table-cell table:style-name="表28.A2">
            <text:p text:style-name="P11"/>
          </table:table-cell>
          <table:table-cell table:style-name="表28.B2" office:value-type="string">
            <text:p text:style-name="P12">危険予知、危険感知</text:p>
          </table:table-cell>
          <table:table-cell table:style-name="表28.C2" office:value-type="string">
            <text:list xml:id="list556278884687612403" text:style-name="L418">
              <text:list-item>
                <text:p text:style-name="P442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7"><text:soft-page-break/></text:p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7229404" text:continue-list="list37233049" text:style-name="L308">
              <text:list-item>
                <text:p text:style-name="P334">開始</text:p>
              </text:list-item>
              <text:list-item>
                <text:p text:style-name="P3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7250640" text:continue-list="list1962464628318937987" text:style-name="L129">
              <text:list-item>
                <text:p text:style-name="P15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4396883794436066513" text:style-name="L387">
              <text:list-item>
                <text:p text:style-name="P41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197379699465977169" text:style-name="L388">
              <text:list-item>
                <text:p text:style-name="P414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8150049874467364322" text:style-name="L389">
              <text:list-item>
                <text:p text:style-name="P415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4342622090846250183" text:style-name="L390">
              <text:list-item>
                <text:p text:style-name="P416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7889900465438378251" text:style-name="L391">
              <text:list-item>
                <text:p text:style-name="P41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1413657321128901487" text:style-name="L392">
              <text:list-item>
                <text:p text:style-name="P41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5998921512679247117" text:style-name="L393">
              <text:list-item>
                <text:p text:style-name="P419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1506389291047769365" text:style-name="L394">
              <text:list-item>
                <text:p text:style-name="P42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<text:soft-page-break/>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4296172606055589023" text:style-name="L395">
              <text:list-item>
                <text:p text:style-name="P421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8503612059828749885" text:style-name="L396">
              <text:list-item>
                <text:p text:style-name="P422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108805894334548169" text:style-name="L397">
              <text:list-item>
                <text:p text:style-name="P42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7568517696625647202" text:style-name="L398">
              <text:list-item>
                <text:p text:style-name="P42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2075357417602873511" text:style-name="L399">
              <text:list-item>
                <text:p text:style-name="P425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6115563711973217233" text:style-name="L400">
              <text:list-item>
                <text:p text:style-name="P426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524895481030364666" text:style-name="L401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4033939775869676080" text:style-name="L402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 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7249422" text:continue-numbering="true" text:style-name="L402">
        <text:list-item>
          <text:p text:style-name="P443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0-16T17:01:58.95</dc:date>
    <dc:creator>iwabuchi ken</dc:creator>
    <meta:editing-duration>PT23H48M36S</meta:editing-duration>
    <meta:editing-cycles>159</meta:editing-cycles>
    <meta:generator>OpenOffice/4.1.3$Win32 OpenOffice.org_project/413m1$Build-9783</meta:generator>
    <meta:document-statistic meta:table-count="29" meta:image-count="0" meta:object-count="0" meta:page-count="47" meta:paragraph-count="1570" meta:word-count="24591" meta:character-count="29341"/>
  </office:meta>
</office:document-meta>
</file>